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Marathi2" svg:font-family="'Lohit Marathi'"/>
    <style:font-face style:name="Liberation Serif2" svg:font-family="'Liberation Serif', 'Times New Roman'" style:font-family-generic="roman"/>
    <style:font-face style:name="Liberation Sans1" svg:font-family="'Liberation Sans'" style:font-pitch="variable"/>
    <style:font-face style:name="Lohit Marathi1" svg:font-family="'Lohit Marathi'" style:font-pitch="variable"/>
    <style:font-face style:name="Roboto" svg:font-family="Roboto"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Liberation Serif3" svg:font-family="'Liberation Serif', 'Times New Roman'"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7.606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7.056cm"/>
      <style:paragraph-properties style:writing-mode="lr-tb"/>
    </style:style>
    <style:style style:name="pr1" style:family="presentation" style:parent-style-name="Sub_20_Headline-title">
      <style:graphic-properties draw:auto-grow-height="true" fo:min-height="0.082cm"/>
      <style:paragraph-properties style:writing-mode="lr-tb"/>
    </style:style>
    <style:style style:name="pr2" style:family="presentation" style:parent-style-name="Sub_20_Headline-notes">
      <style:graphic-properties fo:min-height="2.591cm"/>
      <style:paragraph-properties style:writing-mode="lr-tb"/>
    </style:style>
    <style:style style:name="pr3" style:family="presentation" style:parent-style-name="Sub_20_Headline-notes">
      <style:graphic-properties fo:min-height="11.622cm"/>
      <style:paragraph-properties style:writing-mode="lr-tb"/>
    </style:style>
    <style:style style:name="pr4" style:family="presentation" style:parent-style-name="Sub_20_Headline-notes">
      <style:graphic-properties fo:min-height="13.868cm"/>
      <style:paragraph-properties style:writing-mode="lr-tb"/>
    </style:style>
    <style:style style:name="pr5" style:family="presentation" style:parent-style-name="Sub_20_Headline-notes">
      <style:graphic-properties fo:min-height="13.215cm"/>
      <style:paragraph-properties style:writing-mode="lr-tb"/>
    </style:style>
    <style:style style:name="pr6" style:family="presentation" style:parent-style-name="Sub_20_Headline-notes">
      <style:graphic-properties draw:fill-color="#ffffff" draw:auto-grow-height="true" fo:min-height="13.364cm"/>
      <style:paragraph-properties style:writing-mode="lr-tb"/>
    </style:style>
    <style:style style:name="pr7" style:family="presentation" style:parent-style-name="Sub_20_Headline-notes">
      <style:graphic-properties fo:min-height="16.163cm"/>
      <style:paragraph-properties style:writing-mode="lr-tb"/>
    </style:style>
    <style:style style:name="pr8" style:family="presentation" style:parent-style-name="Sub_20_Headline-notes">
      <style:graphic-properties fo:min-height="13.633cm"/>
      <style:paragraph-properties style:writing-mode="lr-tb"/>
    </style:style>
    <style:style style:name="pr9" style:family="presentation" style:parent-style-name="Sub_20_Headline-notes">
      <style:graphic-properties fo:min-height="11.275cm"/>
      <style:paragraph-properties style:writing-mode="lr-tb"/>
    </style:style>
    <style:style style:name="pr10" style:family="presentation" style:parent-style-name="Sub_20_Headline-notes">
      <style:graphic-properties fo:min-height="14.689cm"/>
      <style:paragraph-properties style:writing-mode="lr-tb"/>
    </style:style>
    <style:style style:name="pr11" style:family="presentation" style:parent-style-name="Sub_20_Headline-notes">
      <style:graphic-properties fo:min-height="15.767cm"/>
      <style:paragraph-properties style:writing-mode="lr-tb"/>
    </style:style>
    <style:style style:name="pr12" style:family="presentation" style:parent-style-name="Sub_20_Headline-notes">
      <style:graphic-properties fo:min-height="15.348cm"/>
      <style:paragraph-properties style:writing-mode="lr-tb"/>
    </style:style>
    <style:style style:name="pr13" style:family="presentation" style:parent-style-name="Sub_20_Headline-notes">
      <style:graphic-properties fo:min-height="14.384cm"/>
      <style:paragraph-properties style:writing-mode="lr-tb"/>
    </style:style>
    <style:style style:name="pr14" style:family="presentation" style:parent-style-name="Sub_20_Headline-notes">
      <style:graphic-properties fo:min-height="14.212cm"/>
      <style:paragraph-properties style:writing-mode="lr-tb"/>
    </style:style>
    <style:style style:name="pr15" style:family="presentation" style:parent-style-name="Sub_20_Headline-notes">
      <style:graphic-properties fo:min-height="12.917cm"/>
      <style:paragraph-properties style:writing-mode="lr-tb"/>
    </style:style>
    <style:style style:name="pr16" style:family="presentation" style:parent-style-name="Sub_20_Headline-notes">
      <style:graphic-properties fo:min-height="17.815cm"/>
      <style:paragraph-properties style:writing-mode="lr-tb"/>
    </style:style>
    <style:style style:name="pr17" style:family="presentation" style:parent-style-name="Sub_20_Headline-notes">
      <style:graphic-properties fo:min-height="15.676cm"/>
      <style:paragraph-properties style:writing-mode="lr-tb"/>
    </style:style>
    <style:style style:name="pr18" style:family="presentation" style:parent-style-name="Sub_20_Headline-notes">
      <style:graphic-properties fo:min-height="7.17cm"/>
      <style:paragraph-properties style:writing-mode="lr-tb"/>
    </style:style>
    <style:style style:name="pr19" style:family="presentation" style:parent-style-name="Sub_20_Headline-notes">
      <style:graphic-properties fo:min-height="9.159cm"/>
      <style:paragraph-properties style:writing-mode="lr-tb"/>
    </style:style>
    <style:style style:name="pr20" style:family="presentation" style:parent-style-name="Sub_20_Headline-notes">
      <style:graphic-properties fo:min-height="8.685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style:paragraph-properties fo:text-align="end"/>
    </style:style>
    <style:style style:name="P4" style:family="paragraph">
      <style:paragraph-properties fo:text-align="end" style:writing-mode="lr-tb"/>
    </style:style>
    <style:style style:name="P5" style:family="paragraph">
      <loext:graphic-properties draw:fill-color="#ffffff"/>
      <style:paragraph-properties fo:text-align="end" style:writing-mode="lr-tb"/>
    </style:style>
    <style:style style:name="P6" style:family="paragraph">
      <style:paragraph-properties fo:text-align="center"/>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margin-top="0cm" fo:margin-bottom="0cm" fo:line-height="100%" fo:text-align="end" fo:text-indent="0cm"/>
    </style:style>
    <style:style style:name="P9" style:family="paragraph">
      <loext:graphic-properties draw:fill="none" draw:fill-color="#ffffff"/>
      <style:paragraph-properties fo:margin-left="0cm" fo:margin-right="0cm" fo:margin-top="0cm" fo:margin-bottom="0cm" fo:line-height="100%" fo:text-align="end" fo:text-indent="0cm" style:writing-mode="lr-tb"/>
      <style:text-properties fo:font-size="14pt" style:font-size-asian="14pt" style:font-size-complex="14pt"/>
    </style:style>
    <style:style style:name="P10" style:family="paragraph">
      <loext:graphic-properties draw:fill-color="#ffffff"/>
      <style:paragraph-properties style:writing-mode="lr-tb"/>
      <style:text-properties fo:font-size="20pt"/>
    </style:style>
    <style:style style:name="T1" style:family="text">
      <style:text-properties fo:font-size="11pt" style:font-size-asian="18pt" style:font-size-complex="18pt"/>
    </style:style>
    <style:style style:name="T2" style:family="text">
      <style:text-properties fo:font-size="10.5pt" style:font-size-asian="16pt" style:font-size-complex="16pt"/>
    </style:style>
    <style:style style:name="T3" style:family="text">
      <style:text-properties fo:font-size="9pt" style:font-size-asian="14pt" style:font-size-complex="14pt"/>
    </style:style>
    <style:style style:name="T4" style:family="text">
      <style:text-properties fo:font-size="10pt" style:font-size-asian="15pt" style:font-size-complex="15pt"/>
    </style:style>
    <style:style style:name="T5" style:family="text">
      <style:text-properties fo:font-size="30pt" fo:font-weight="bold" style:font-size-asian="30pt" style:font-weight-asian="bold" style:font-size-complex="30pt" style:font-weight-complex="bold"/>
    </style:style>
    <style:style style:name="T6" style:family="text">
      <style:text-properties fo:font-size="14pt" fo:language="en" fo:country="US" style:font-size-asian="14pt" style:font-size-complex="14pt"/>
    </style:style>
    <style:style style:name="T7" style:family="text">
      <style:text-properties fo:font-size="2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b_20_Headline" presentation:presentation-page-layout-name="AL1T1">
        <office:forms form:automatic-focus="false" form:apply-design-mode="false"/>
        <draw:frame draw:style-name="gr1" draw:text-style-name="P1" draw:layer="layout" svg:width="27.998cm" svg:height="15.749cm" svg:x="0.001cm" svg:y="0.001cm">
          <draw:image xlink:href="../images/ada-a00.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002cm" svg:y="15.53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1" presentation:class="page"/>
          <draw:frame presentation:style-name="pr2" draw:text-style-name="P4" draw:layer="layout" svg:width="16.799cm" svg:height="2.591cm" svg:x="2.1cm" svg:y="14.107cm" presentation:class="notes" presentation:user-transformed="true">
            <draw:text-box>
              <text:p text:style-name="P3">آدا و‬ ‫زانغمان‬</text:p>
              <text:p text:style-name="P3"/>
              <text:p text:style-name="P3">‫حكاية البرمجيات وألواح التزلج‬ وآيس كريم التوت‬</text:p>
              <text:p text:style-name="P3"/>
            </draw:text-box>
          </draw:frame>
        </presentation:notes>
      </draw:page>
      <draw:page draw:name="page2" draw:style-name="dp1" draw:master-page-name="Sub_20_Headline" presentation:presentation-page-layout-name="AL1T1">
        <office:forms form:automatic-focus="false" form:apply-design-mode="false"/>
        <draw:frame draw:style-name="gr4" draw:text-style-name="P1" draw:layer="layout" svg:width="14cm" svg:height="14.4cm" svg:x="14cm" svg:y="0.68cm">
          <draw:image xlink:href="../images/ada-p04.png" xlink:type="simple" xlink:show="embed" xlink:actuate="onLoad" loext:mime-type="image/png">
            <text:p/>
          </draw:image>
        </draw:frame>
        <draw:frame draw:style-name="gr4" draw:text-style-name="P1" draw:layer="layout" svg:width="14cm" svg:height="14.4cm" svg:x="0cm" svg:y="0.68cm">
          <draw:image xlink:href="../images/ada-p05.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2" presentation:class="page"/>
          <draw:frame presentation:style-name="pr3" draw:text-style-name="P4" draw:layer="layout" svg:width="16.799cm" svg:height="11.622cm" svg:x="2.1cm" svg:y="14.107cm" presentation:class="notes" presentation:user-transformed="true">
            <draw:text-box>
              <text:p text:style-name="P3">‫ذات مرة ، كانت هناك فتاة صغيرة اسمها آدا. كانت عائلتها فقيرة جداً لدرجة أَنَّ جميع مدخرات عائلتها يسعها وعاء بسكويت. لم يكن لديهم المال للعيش في منزل لائق. بدلاً من ذلك ، عاشت آدا ووالدتها وأخوها الصغير آلان في كوخ بالقرب من ساحة خردة على طرف المدينة.‬</text:p>
              <text:p text:style-name="P3"/>
              <text:p text:style-name="P3">بعيداً ، في الطرف الآخر من المدينة ، عاش مخترعٌ مشهور يُدْعَى زانغمان. كان ثريّاً للغاية. لم تكن هناك ورقة في العالم كبيرة بما يكفي لإظهار رصيده المصرفي بكل أرقامه وأصفاره. كان يعيش في منزل ضخم به حَوْضُ سباحةٍ و زلاجةَ مائيّة ، والعديد من السلالم والأبراج ومئات النوافذ والعديد من الغرف التي كان يضيع فيها بانتظام. كان قصرُ زانغمان مرتفعاً على تلّ. من هناك ، يمكنه أَنْ يُطِلَّ على المدينة بأكملها.‬</text:p>
              <text:p text:style-name="P3"/>
            </draw:text-box>
          </draw:frame>
        </presentation:notes>
      </draw:page>
      <draw:page draw:name="page3"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4" draw:text-style-name="P1" draw:layer="layout" svg:width="14cm" svg:height="14.4cm" svg:x="7cm" svg:y="0.675cm">
          <draw:image xlink:href="../images/ada-p07.png" xlink:type="simple" xlink:show="embed" xlink:actuate="onLoad" loext:mime-type="image/png">
            <text:p/>
          </draw:image>
        </draw:frame>
        <presentation:notes draw:style-name="dp2">
          <draw:page-thumbnail draw:style-name="gr3" draw:layer="layout" svg:width="0.001cm" svg:height="0.001cm" svg:x="0cm" svg:y="2.257cm" draw:page-number="3" presentation:class="page"/>
          <draw:frame presentation:style-name="pr4" draw:text-style-name="P4" draw:layer="layout" svg:width="16.799cm" svg:height="13.868cm" svg:x="2.1cm" svg:y="14.107cm" presentation:class="notes" presentation:user-transformed="true">
            <draw:text-box>
              <text:p text:style-name="P3"><text:span text:style-name="T1">حتى عندما كان طفلاً ، فتنت أجهزةُ الكمبيوتر زانغمان. في ذلك الوقت وكانت لا تزال آلاتٍ ضخمةً بها الكثير من الكابلات والمراوح الصاخبة. في المدرسة ، غالباً ما كان زانغمان الصغير يَحلْمُ بكل الأشياء التي سيفعلها مع أجهزة الكمبيوتر إذا كانت أَصْغَرَ قليلاً ، صغيرةً بما يكفي ليتمَّ دمجُها في أجهزة أخرى. أولاً: كان سيصنع جهاز كمبيوتر في لوح التزلج الخاص به ، بحيث يمكن أَنْ يُصْدِرَ الكثير من الأصوات المختلفة عندما يُرَكِّبُ لها صفارة إنذار لمحرك الإطفاء أو صوت إطلاق صاروخ. وكان يَخْترع آلاتِ الآيس كريم! يقومُ الكمبيوتر بخَلْط أروعِ النَكَهات وبيع الآيس كريم تِلقْائياً. ستكون الآلاتُ في كل زاويةِ شارعٍ ، وسيكون قادراً على الحصول على الآيس كريم بنكهته المفضلة متى شَعَر بذلك. بعد ذلك ، كان يَصْنع روبوتاً مُنَظّماً وبناء آلةٍ لفرز الاشياء ، لذا ستكون غرفتُه دائماً جميلةً ونظيفةً. كان لدى زانغمان أفكارٌ جديدة كل يوم. لا يمكنه التفكير في أَيِّ شيءٍ آخَرَ</text:span><text:span text:style-name="T1">.‬</text:span></text:p>
              <text:p text:style-name="P3"><text:span text:style-name="T1"/></text:p>
              <text:p text:style-name="P3"><text:span text:style-name="T1">‫في الواقع ، كلما زاد حجم زانغمان ، أصبحت أجهزة الكمبيوتر أصغر, وبحلول الوقت الذي أنهى فيه المدرسةَ ، صارت صغيرة بحيث يتسع لها جيبه. حتى أَنَّ أَصْغَرَها تُناسبُ أطرافَ أصابعه.</text:span><text:span text:style-name="T1">‬</text:span></text:p>
              <text:p text:style-name="P3"><text:span text:style-name="T1"/></text:p>
              <text:p text:style-name="P3"/>
            </draw:text-box>
          </draw:frame>
        </presentation:notes>
      </draw:page>
      <draw:page draw:name="page4" draw:style-name="dp1" draw:master-page-name="Sub_20_Headline" presentation:presentation-page-layout-name="AL1T1">
        <office:forms form:automatic-focus="false" form:apply-design-mode="false"/>
        <draw:frame draw:style-name="gr5" draw:text-style-name="P1" draw:layer="layout" svg:width="17.512cm" svg:height="5.399cm" svg:x="0.6cm" svg:y="9.6cm">
          <draw:image xlink:href="../images/ada-p08a.png" xlink:type="simple" xlink:show="embed" xlink:actuate="onLoad" loext:mime-type="image/png">
            <text:p/>
          </draw:image>
        </draw:frame>
        <draw:frame draw:style-name="gr4" draw:text-style-name="P1" draw:layer="layout" svg:width="8.602cm" svg:height="10.2cm" svg:x="19.11cm" svg:y="5cm">
          <draw:image xlink:href="../images/ada-p08b.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4" presentation:class="page"/>
          <draw:frame presentation:style-name="pr5" draw:text-style-name="P4" draw:layer="layout" svg:width="16.799cm" svg:height="13.215cm" svg:x="2.1cm" svg:y="14.107cm" presentation:class="notes" presentation:user-transformed="true">
            <draw:text-box>
              <text:p text:style-name="P3"><text:span text:style-name="T1">‫“أخيراً يمكنني وضع كل أفكاري موضع التنفيذ!” هلل زانغمان وشرع على الفور في العمل. لقد بنى أجهزة الكمبيوتر الصغيرة في جميع أنواع الأجهزة لجعلها أكثر فائدة. ثم باع تلك الأجهزة.</text:span><text:span text:style-name="T1">‬</text:span></text:p>
              <text:p text:style-name="P3"/>
              <text:p text:style-name="P3"><text:span text:style-name="T1">‫أحب الكبار وكذلك الأطفال اختراعاته. أراد جميع الأطفال الحصول على لوح تزلج منه مع أحدث صوت لعرضها على أصدقائهم في ساحة المدرسة. كان لدى العديد من الأطفال أيضاً مكبرات صوت سهلة الاستخدام والتي تقوم على الفور بتشغيل أي أغنية يمكنك تسميتها. وأولئك الذين لا يزال لديهم بعض مصروف الجيب ، حصلوا على بعض الآيس كريم المختلط تلقائياً من آلة آيس كريم زانغمان الأصلية في فترة ما بعد الظهر. بدا الأمر وكأنه سحر - ولكن تم تشغيلة بالكامل بواسطة أجهزة الكمبيوتر الصغيرة التي دمجها زانغمان في الأجهزة الاخرى.</text:span><text:span text:style-name="T1">‬</text:span></text:p>
              <text:p text:style-name="P3"/>
              <text:p text:style-name="P3"><text:span text:style-name="T1">‫كانت هذه الاختراعاتُ أيضاً شائعةٌ جداً في مدرسة آدا ، وكان العديد من أصدقائها يَتَجَوَّلوُن على ألواح التزلج الرائعة. غالباً ما كانت آدا حزينة ، لأَنَّ والدتها لم تستطع شراء أي من تلك الأشياء الرائعة: لا لوح تزلج ، ولا مكبرات صوت ، ولا آيس كريم.</text:span><text:span text:style-name="T1">‬</text:span></text:p>
              <text:p text:style-name="P3"/>
            </draw:text-box>
          </draw:frame>
        </presentation:notes>
      </draw:page>
      <draw:page draw:name="page5" draw:style-name="dp1" draw:master-page-name="Sub_20_Headline" presentation:presentation-page-layout-name="AL1T1">
        <office:forms form:automatic-focus="false" form:apply-design-mode="false"/>
        <draw:frame draw:style-name="gr4" draw:text-style-name="P1" draw:layer="layout" svg:width="24.6cm" svg:height="12.182cm" svg:x="1.7cm" svg:y="1.784cm">
          <draw:image xlink:href="../images/ada-p09.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5" presentation:class="page"/>
          <draw:frame presentation:style-name="pr6" draw:text-style-name="P5" draw:layer="layout" svg:width="16.799cm" svg:height="13.364cm" svg:x="2.1cm" svg:y="14.107cm" presentation:class="notes" presentation:user-transformed="true">
            <draw:text-box>
              <text:p text:style-name="P4">‫لحسن الحظ ، عاشت آدا بجوار ساحة الخردة. كان هناك الكثيرُ من الأدوات المكسورة والأجزاء الصدئة ، والتي جَمَعَتْها معاً لصُنْعِ أشياءَ جديدةِ رائعة: صندوق الصابون الذي رَكَّبَتْه هي وشقيقها الصغير آلان وهم يَتَزَلَّجُون الى أسفل التَلّ ، أو طاحونة هوائية ، أو وحوش خردة مخيفة ، والتي كانوا يتقاتلون بها معاً. وَجَدت أيضاً العديدَ من العناصر المفيدة كهاتفٍ محمول قديم ، على سبيل المثال. كان به صَدْعٌ في الشاشة ، لكنّها تَمَكَّنت من إصلاح ذلك ، وبينما لا يوجد إنترنت في ساحة الخردة ، كان بإمكانها الوصول الى الإنترنت من مكان آخر.‬</text:p>
              <text:p text:style-name="P4"/>
              <text:p text:style-name="P4">‫استمتعت آدا كثيراً بالعَبَث في ساحة الخردة وإصلاح الأشياء المكسورة لدرجة أَنَّها نَسِيَت كُلَّ شيء عن ألواح التزلج والآيس كريم.‬</text:p>
              <text:p text:style-name="P4"/>
            </draw:text-box>
          </draw:frame>
        </presentation:notes>
      </draw:page>
      <draw:page draw:name="page6" draw:style-name="dp1" draw:master-page-name="Sub_20_Headline" presentation:presentation-page-layout-name="AL1T1">
        <office:forms form:automatic-focus="false" form:apply-design-mode="false"/>
        <draw:g>
          <draw:frame draw:style-name="gr4" draw:text-style-name="P1" draw:layer="layout" svg:width="15.315cm" svg:height="15.749cm" svg:x="14.649cm" svg:y="0cm">
            <draw:image xlink:href="../images/ada-p10.png" xlink:type="simple" xlink:show="embed" xlink:actuate="onLoad" loext:mime-type="image/png">
              <text:p/>
            </draw:image>
          </draw:frame>
          <draw:frame draw:style-name="gr4" draw:text-style-name="P1" draw:layer="layout" svg:width="15.315cm" svg:height="15.749cm" svg:x="-0.641cm" svg:y="0cm">
            <draw:image xlink:href="../images/ada-p11.png" xlink:type="simple" xlink:show="embed" xlink:actuate="onLoad" loext: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6" presentation:class="page"/>
          <draw:frame presentation:style-name="pr7" draw:text-style-name="P4" draw:layer="layout" svg:width="16.799cm" svg:height="16.163cm" svg:x="2.1cm" svg:y="14.107cm" presentation:class="notes" presentation:user-transformed="true">
            <draw:text-box>
              <text:p text:style-name="P3"><text:span text:style-name="T1">‫ولأَنَّ الجميع اْشَتَرْوا اختراعاتهِ ، سرعانَ ما أصبح زانغمان أغنى شخص في العالم بأسره. بكل ماله ، اشترى حاسوباً ذهبياً ضخماً به لوحة مفاتيح مصنوعة من الجواهر وأقامه في أكبر غرفة في قصره. من هناك ، وعبر الإنترنت ، يمكنه التحكم في جميع أجهزة الكمبيوتر الصغيرة المدمجة في اختراعاته.</text:span><text:span text:style-name="T1"> ‬</text:span></text:p>
              <text:p text:style-name="P3"/>
              <text:p text:style-name="P3"><text:span text:style-name="T1">‫كُلُّ ما كان عليه فِعْلُه هو الضَغْط على المفتاح المناسب على الكمبيوتر الذهبي, وعلى الفور ، ستقوم جميع ماكينات الآيس كريم في المدينة بتوزيع آيس كريم الفانيليا فقط. وإذا أراد زانغمان أَنْ يأكلَ الناسُ آيس كريم الشوكولاتة ، يضغط فقط على مفاتيح الآيس كريم بالشوكولاتة. وإذا أصدر أمر شراء آيس كريم ليمون ، فإن الآلات تصنع آيس كريم الليمون فقط. أَحَبَّ زانغمان اختراعاتهِ ، وكان دائماً سعيداً بمدى جَوْدة عَمَلِ أجهزتهِ بشكلٍ مٌذْهِل. في بعض الأحيان يصُاب الناسُ بخَيْبة أملٍ عندما لا تَتَوَفَّرُ النَكْهة المُفَضَّلة لديهم ، ولكن ماذا يُمْكِنُهم أَنْ يفعلوا؟ بعد كُلِّ شيء ، كان هناك الآيسُ كريم في كُلِّ زاويةِ شارعٍ.</text:span><text:span text:style-name="T1">‬</text:span></text:p>
              <text:p text:style-name="P3"/>
              <text:p text:style-name="P3"><text:span text:style-name="T1">‫استمتع زانغمان كثيراً بالضغط على المفاتيح البَرّاقة ومشاهدة الناس يأكلون الآيس كريم. كان يقضي ساعاتِ طويلةً كُلَّ يوم أمامَ حاسوبه الذهبي يَفْعل ذلك. مِراراً وَتْكراراً ، نظر إلى المدينة من خلال تلسكوب طويل ، ملاحظاً مدى موثوقيَّةِ تنفيذ اختراعاتهِ لأوامره.</text:span><text:span text:style-name="T1">‬</text:span></text:p>
              <text:p text:style-name="P3"/>
            </draw:text-box>
          </draw:frame>
        </presentation:notes>
      </draw:page>
      <draw:page draw:name="page7"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4" draw:text-style-name="P1" draw:layer="layout" svg:width="14.62cm" svg:height="15.56cm" svg:x="-0.62cm" svg:y="0cm">
          <draw:image xlink:href="../images/ada-p13.png" xlink:type="simple" xlink:show="embed" xlink:actuate="onLoad" loext:mime-type="image/png">
            <text:p/>
          </draw:image>
        </draw:frame>
        <draw:frame draw:style-name="gr4" draw:text-style-name="P1" draw:layer="layout" svg:width="14.62cm" svg:height="15.56cm" svg:x="14cm" svg:y="0cm">
          <draw:image xlink:href="../images/ada-p12.png" xlink:type="simple" xlink:show="embed" xlink:actuate="onLoad" loext:mime-type="image/png">
            <text:p/>
          </draw:image>
        </draw:frame>
        <presentation:notes draw:style-name="dp2">
          <draw:page-thumbnail draw:style-name="gr3" draw:layer="layout" svg:width="0.001cm" svg:height="0.001cm" svg:x="0cm" svg:y="2.257cm" draw:page-number="7" presentation:class="page"/>
          <draw:frame presentation:style-name="pr8" draw:text-style-name="P4" draw:layer="layout" svg:width="16.799cm" svg:height="13.633cm" svg:x="2.1cm" svg:y="14.107cm" presentation:class="notes" presentation:user-transformed="true">
            <draw:text-box>
              <text:p text:style-name="P3"><text:span text:style-name="T2">‫عندما لا يكون جالساً أمام جهاز الكمبيوتر الذهبي الخاصِّ به ، كان زانغمان دائماً يبني أجهزة الكمبيوتر الصغيرة الخاصة به في أجهزة جديدة ثم يبيعها. لقد صنع غسالاتٍ كانت تُرْسِلُ لك رسالة على هاتفك المحمول عند الانتهاء من الغسيل ؛ المكانس الكهربائية التي تشغل موسيقى سعيدةً بدلاً من صوت الطنين بصوت عالٍ ؛ المصابيح التي تضيء وتنطفئ بلمسة إصبع ؛ والسيارات التي تخبرك أثناء قيادتك لها عن مكان أقرب سوبر ماركت.</text:span><text:span text:style-name="T2">‬</text:span></text:p>
              <text:p text:style-name="P3"/>
              <text:p text:style-name="P3"><text:span text:style-name="T2">‫سرعان ما كان كل جهاز في العالم يحتوي على كمبيوتر زانغمان مُدْمُج فيه. لم تكن جميعُ الاختراعات عَمَلِيّةً كما بدت للوهلة الأُولى ، لكن الناس اْشَترَوْا كُلَّ شيءٍ منه. هذا هو الحال تماما. أراد الجميعُ الأجهزةَ التي صَنَعها زانغمان ، أعظمُ مخترع في العالم.</text:span><text:span text:style-name="T2">‬</text:span></text:p>
              <text:p text:style-name="P3"/>
              <text:p text:style-name="P3"><text:span text:style-name="T2">‫ذات يوم فكر زانغمان ، “اليومَ ، أريد أَنْ أرى اختراعاتي عن قُرْب!” وضع تلسكوبه الكبير بعيداً ونزل على السلالم العديدة إلى المدينة ، مليئاً بالترقب عند التفكير في الاستمتاع بأجهزته الرائعة.</text:span><text:span text:style-name="T2">‬</text:span></text:p>
              <text:p text:style-name="P3"/>
              <text:p text:style-name="P3"><text:span text:style-name="T2">‫“ربما تعطيني رحلةٌ صغيرة بعضَ الأفكار الجديدة. إذا كنتُ صادقاً تماماً ، فإن اختراعاتي الأخيرة لم تكن مفيدة تماماً مثل تلك الأولى ...” ، فكر زانغمان. وفكر بعد ذلك مباشرة ، “لكن آلات الآيس كريم الخاصة بي ستظل لا يُعْلَى عليها” ، ولا يخلو من الفخر ، حيث مَرَّ مجموعة كبيرة من الناس جميعهمُ يأكلون آيس كريم جوز الهند - نكهة اليوم.</text:span><text:span text:style-name="T2"> ‬</text:span></text:p>
              <text:p text:style-name="P3"/>
            </draw:text-box>
          </draw:frame>
        </presentation:notes>
      </draw:page>
      <draw:page draw:name="page8"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4" draw:text-style-name="P1" draw:layer="layout" svg:width="10.075cm" svg:height="10.161cm" svg:x="16.424cm" svg:y="3.938cm">
          <draw:image xlink:href="../images/ada-p14.png" xlink:type="simple" xlink:show="embed" xlink:actuate="onLoad" loext:mime-type="image/png">
            <text:p/>
          </draw:image>
        </draw:frame>
        <draw:frame draw:style-name="gr4" draw:text-style-name="P1" draw:layer="layout" svg:width="15.315cm" svg:height="15.749cm" svg:x="-0.001cm" svg:y="-0.32cm">
          <draw:image xlink:href="../images/ada-p15.png" xlink:type="simple" xlink:show="embed" xlink:actuate="onLoad" loext:mime-type="image/png">
            <text:p/>
          </draw:image>
        </draw:frame>
        <presentation:notes draw:style-name="dp2">
          <draw:page-thumbnail draw:style-name="gr3" draw:layer="layout" svg:width="0.001cm" svg:height="0.001cm" svg:x="0cm" svg:y="2.257cm" draw:page-number="8" presentation:class="page"/>
          <draw:frame presentation:style-name="pr9" draw:text-style-name="P4" draw:layer="layout" svg:width="16.799cm" svg:height="11.275cm" svg:x="2.1cm" svg:y="14.107cm" presentation:class="notes" presentation:user-transformed="true">
            <draw:text-box>
              <text:p text:style-name="P3">‫كان مستغرقاً تماماً في أفكاره عندما اصطدم شيء ما في ساقه بقوة كبيرة فجأة. أوبس!‬</text:p>
              <text:p text:style-name="P3"/>
              <text:p text:style-name="P3">‫صاح زانغمان ونظر حولَه بحثاً عن السبب. وقف طفلٌ أمامَه مذعوراً - يحمل لوح تزلج أصلي من زانغمان تحت ذراعه. “آسف ، لم أَقْصِدْ فِعْلَ ذلك” ، تَلَعْثَمَ ، لكنَّ زانغمان لم يكنْ يستمع. ‬</text:p>
              <text:p text:style-name="P3"/>
              <text:p text:style-name="P3">‫كان غاضباً ، ابتعد بعيداً. فجأة سمع موسيقى صاخبة. لم يسمع شيئاً فظيعاً من قبلُ. نظر حوله ورأى أَنَّ الموسيقى تأتي من مٌكَبِّر صوتٍ كان قد صنعه بنفسه. كان هناك طفل في الجهة المقابلة من الشارع يحملها. بدا أَنَّ الطفلَ يُحِبُّ الموسيقى ، لكنَّها أصابت زانغمان بصُداع رهيب وزاد مَزاجُه سوءاً. لم يكن يَتَخَيَّلُ مِشْيَتَه هكذا!‬</text:p>
              <text:p text:style-name="P3"/>
            </draw:text-box>
          </draw:frame>
        </presentation:notes>
      </draw:page>
      <draw:page draw:name="page9" draw:style-name="dp1" draw:master-page-name="Sub_20_Headline" presentation:presentation-page-layout-name="AL1T1">
        <office:forms form:automatic-focus="false" form:apply-design-mode="false"/>
        <draw:frame draw:style-name="gr4" draw:text-style-name="P1" draw:layer="layout" svg:width="15.315cm" svg:height="15.749cm" svg:x="-0.82cm" svg:y="0cm">
          <draw:image xlink:href="../images/ada-p17.png" xlink:type="simple" xlink:show="embed" xlink:actuate="onLoad" loext:mime-type="image/png">
            <text:p/>
          </draw:image>
        </draw:frame>
        <draw:frame draw:style-name="gr4" draw:text-style-name="P1" draw:layer="layout" svg:width="15.315cm" svg:height="15.749cm" svg:x="14.488cm" svg:y="0cm">
          <draw:image xlink:href="../images/ada-p16.png" xlink:type="simple" xlink:show="embed" xlink:actuate="onLoad" loext:mime-type="image/png">
            <text:p/>
          </draw:image>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9" presentation:class="page"/>
          <draw:frame presentation:style-name="pr6" draw:text-style-name="P5" draw:layer="layout" svg:width="16.799cm" svg:height="13.364cm" svg:x="2.1cm" svg:y="14.107cm" presentation:class="notes" presentation:user-transformed="true">
            <draw:text-box>
              <text:p text:style-name="P4">‫كان زانغمان غاضباً جداً من الطفلين: كيف يجرؤان على استخدام اختراعاته بهذه الطريقة. لم يستطع النومَ وجلس في منتصف الليل أمامَ حاسوبه الذهبيّ٬ من هناك أعطى جميع أجهزة الكمبيوتر الصغيرة في ألواح التزلج أمراً بعدم السماح لهم بعد الآن بالمرور على الأرصفة. أَمَرَ أجهزةَ الكمبيوتر الصغيرة في مكبرات الصوت بتشغيل الموسيقى بمستوى صوت منخفض فقط - باستثناء الموسيقى المفضلة لديه ، والتي شغّلها على الفور للوصول إلى مزاج أفضل.‬</text:p>
              <text:p text:style-name="P4"/>
            </draw:text-box>
          </draw:frame>
        </presentation:notes>
      </draw:page>
      <draw:page draw:name="page10" draw:style-name="dp1" draw:master-page-name="Sub_20_Headline" presentation:presentation-page-layout-name="AL1T1">
        <office:forms form:automatic-focus="false" form:apply-design-mode="false"/>
        <draw:frame draw:style-name="gr4" draw:text-style-name="P1" draw:layer="layout" svg:width="10.383cm" svg:height="12.6cm" svg:x="0.499cm" svg:y="1.804cm">
          <draw:image xlink:href="../images/ada-p19.png" xlink:type="simple" xlink:show="embed" xlink:actuate="onLoad" loext:mime-type="image/png">
            <text:p/>
          </draw:image>
        </draw:frame>
        <draw:frame draw:style-name="gr4" draw:text-style-name="P1" draw:layer="layout" svg:width="15.315cm" svg:height="15.749cm" svg:x="12.694cm" svg:y="-0.08cm">
          <draw:image xlink:href="../images/ada-p18.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10" presentation:class="page"/>
          <draw:frame presentation:style-name="pr10" draw:text-style-name="P4" draw:layer="layout" svg:width="16.799cm" svg:height="14.689cm" svg:x="2.1cm" svg:y="14.107cm" presentation:class="notes" presentation:user-transformed="true">
            <draw:text-box>
              <text:p text:style-name="P3"><text:span text:style-name="T1">‫في اليوم التالي ، كان هناك اضطرابٌ كبير في مدرسة آدا. في الطريق إلى المدرسة تَوَقَّفَتْ ألواحُ التزلج عن العمل. العجلات توقفت ببساطة. وعلى مكبرات الصوت ، لم يعد بإمكان الأطفال رفعُ مستوى صوتهم. ما الذي جرى؟</text:span><text:span text:style-name="T1">‬</text:span></text:p>
              <text:p text:style-name="P3"/>
              <text:p text:style-name="P3"><text:span text:style-name="T1">‫على الرغم من أَنَّها لم تكن تمتلك أيّاً من هذه الأشياء ، تساءلت آدا عن سبب توقف ألواح التزلج ومكبرات الصوت فجأة عن العمل كما كان من قبلُ. لكنَّها لم يكن لديها الوقت لتُفَكِّرَ كثيراً في الأمر ، لأَنَّها عادت للعبث مَرّةً أُخْرى. جمعت دراجةً كاملة من أجزاءِ ثلاثِ دراجاتٍ مكسورة. أعطت الدراجة لأُمِّها كهدية ، حتى لا تضطر إلى إنفاق أموالها على تذاكر الحافلة. وبالنسبة لأخيها ، قامت آدا ببناء مُكَبِّرِ صوتٍ ، حتى يتمكنَ من النوم على القصص الجميلة في المساء عندما لا تكون والدتُهما قد عادت من العمل.</text:span><text:span text:style-name="T1">‬</text:span></text:p>
              <text:p text:style-name="P3"/>
              <text:p text:style-name="P3"><text:span text:style-name="T1">‫بعد أيام قليلة ، تَمَّ نِسيانُ الصدمة الأولى في مدرسة آدا. ما زالت ألواح التزلج لا تسير على الرصيف ، ولكن بصرف النظر عن ذلك ، ما زالت تعمل. والآنَ ، كان الأطفالُ يَتَجَوَّلُون في دوائر حول الملعب ، ويستمعون إلى الموسيقى الهادئة. فقط موسيقى رَنَّانة غريبة استمرت في العزف بمستوى صوتٍ غيرِ متغير محير إلى حد ما.</text:span><text:span text:style-name="T1">‬</text:span></text:p>
              <text:p text:style-name="P3"/>
            </draw:text-box>
          </draw:frame>
        </presentation:notes>
      </draw:page>
      <draw:page draw:name="page11" draw:style-name="dp1" draw:master-page-name="Sub_20_Headline" presentation:presentation-page-layout-name="AL1T1">
        <office:forms form:automatic-focus="false" form:apply-design-mode="false"/>
        <draw:frame draw:style-name="gr4" draw:text-style-name="P1" draw:layer="layout" svg:width="15.315cm" svg:height="15.749cm" svg:x="6.343cm" svg:y="0.001cm">
          <draw:image xlink:href="../images/ada-p21.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frame presentation:style-name="pr11" draw:text-style-name="P4" draw:layer="layout" svg:width="16.799cm" svg:height="15.767cm" svg:x="2.101cm" svg:y="14.107cm">
            <draw:text-box>
              <text:p text:style-name="P3"><text:span text:style-name="T2">‫كان يومُ آدا المُفَضَّل يومَ الأربعاء. كُلُّ يومِ أربعاء ، كانت والدتها تأخذها من المدرسة مع آلان ويذهبون إلى المكتبة معاً. كانت آدا تنجذب دائماً مباشرة إلى رُكْنِ التكنولوجيا. كانت هناك كُتُبٌ مع مخططات وتعليمات للتجارب وتفسيرات لكيفية عمل الأجهزة المختلفة. في المكتبة يمكن لـ آدا أيضاً الاتصال بالإنترنت باستخدام هاتفها المحمول. وسرعان ما أدركت أَنَّ هناك الكثيرَ لتكتشفه على الإنترنت. هناك شارك العديد من الأشخاص أفكارهم ونصائح الإصلاح الخاصّة بهم لمساعدة الآخرين.</text:span><text:span text:style-name="T2">‬</text:span></text:p>
              <text:p text:style-name="P3"/>
              <text:p text:style-name="P3"><text:span text:style-name="T2">‫في إحدى فترات الظهيرة ، تعلمت آدا كلمتين جديدتين: الأجهزة والبرمجيات. كانت الأجهزةُ كلمةً لشيء تعرفه آدا بالفعل ، الأجهزة الإلكترونية التي كانت تتلاعب بها في فترة بعد الظهر. تلك الأجهزة التي يمكن أَنْ تُمْسِكَ بها في يدها وتَعْبَثَ بها. ما كان جديداً تماماً على آدا هو كلمةُ برمجيات. ولكن سرعان ما عَلِمت أَنَّ هذا يعني التعليمات التي يَتِمُّ تشغيلُها على جهاز الكمبيوتر والتي تتحكم في الأجهزة أو أجهزة الكمبيوتر. بعض الكتب تُسَمَّى برامجَ التعليمات أو التعليمات البرمجية. باستخدام مثل هذا البرنامج الحاسوبي يمكن للمرء على سبيل المثال إخبار مكبر الصوت بالأغنية التي سيتم تشغيلها ومدى ارتفاع الصوت.</text:span><text:span text:style-name="T2"> ‬</text:span></text:p>
              <text:p text:style-name="P3"/>
              <text:p text:style-name="P3"><text:span text:style-name="T2">‫أفضل شيء في اكتشاف آدا الجديد هو أَنَّه يُمْكِنُكَ العَبَثَ بالبرامج تماماً كما تفعل مع الأجهزة. أنت تبني الأجهزة باستخدام الأدوات - المطارق والمثاقب والمسامير. يمكنك إنشاءَ برنامجٍ ببساطة عن طريق تدوين أوامر الأجهزة ، واحداً تلو الأخر. كانت هناك لغة منفصلة لهذا - لغة البرمجة. مع البرامج يمكن أَنْ تَجْعَلَ آدا اختراعاتِها أكثرَ فائدة. لقد أرادت حقاً تَعَلُّمَ لغة البرمجة!</text:span><text:span text:style-name="T2">‬</text:span></text:p>
              <text:p text:style-name="P3"/>
            </draw:text-box>
          </draw:frame>
          <draw:page-thumbnail draw:style-name="gr3" draw:layer="layout" svg:width="0.001cm" svg:height="0.001cm" svg:x="0cm" svg:y="2.257cm" draw:page-number="11" presentation:class="page"/>
        </presentation:notes>
      </draw:page>
      <draw:page draw:name="page1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4" draw:text-style-name="P1" draw:layer="layout" svg:width="24.6cm" svg:height="14.386cm" svg:x="3.44cm" svg:y="0cm">
          <draw:image xlink:href="../images/ada-p23.png" xlink:type="simple" xlink:show="embed" xlink:actuate="onLoad" loext:mime-type="image/png">
            <text:p/>
          </draw:image>
        </draw:frame>
        <presentation:notes draw:style-name="dp2">
          <draw:page-thumbnail draw:style-name="gr3" draw:layer="layout" svg:width="0.001cm" svg:height="0.001cm" svg:x="0cm" svg:y="2.257cm" draw:page-number="12" presentation:class="page"/>
          <draw:frame presentation:style-name="pr12" draw:text-style-name="P4" draw:layer="layout" svg:width="16.799cm" svg:height="15.348cm" svg:x="2.1cm" svg:y="14.107cm" presentation:class="notes" presentation:user-transformed="true">
            <draw:text-box>
              <text:p text:style-name="P3"><text:span text:style-name="T2">‫في الأسابيع التالية ، أمضت آدا فترةَ ما بعد الظهيرة في المكتبة. وَجَدَتْ كتباً ومواقع إلكترونية تشرح كيفية عمل لغات البرمجة وأكوادها. بالنسبة إلى آدا ، شَعَرَت أَنَّ الأمرَ يُشْبه إلى حَدٍّ ما تَعَلُّمَ لغةٍ سِرِّيَّةٍ - أو درسٍ لتعليم المفردات في المدرسة. حَفِظت آدا كُلُّ شيء. تَوَقَّعَت أَنْ يَقُومَ برنامجُها الأول بشيء بسيط: “اجعل هذا المصباحَ يومض!”</text:span><text:span text:style-name="T2">‬</text:span></text:p>
              <text:p text:style-name="P3"/>
              <text:p text:style-name="P3"><text:span text:style-name="T2">‫بالطبع ، أرادت تجربتها على الفور لمعرفة ما إذا كانت تعمل حقاً! وفي ساحة الخردة ، قامت بتوصيل هاتفها المحمول بمصباح إضاءة صغير. ثم كتبت سطور الكود في هاتفها المحمول ...</text:span><text:span text:style-name="T2">‬</text:span></text:p>
              <text:p text:style-name="P3"/>
              <text:p text:style-name="P3"><text:span text:style-name="T2">‫لم يحدث شيء. فَكَّرَت آدا في مكان الخطأ. لقد أجرت بعض التغييرات الصغيرة وحاولتها مَرّةً أخرى ، و “نعم!” بدأ الضوء الصغير في الوميض. تشغيل ، إيقاف ، تشغيل ، إيقاف. نظرت آدا إلى الاضاءة في دهشة. لقد كتبت أَوَّلَ برنامجٍ لها!</text:span><text:span text:style-name="T2">‬</text:span></text:p>
              <text:p text:style-name="P3"/>
              <text:p text:style-name="P3"><text:span text:style-name="T2">‫كانت آدا سعيدة للغاية. تخيلت كُلَّ الأشياء العظيمة التي يمكن أَنْ تَفْعَلَها. إذا أَدْخَلَت الرَمْزَ الصحيح ، يمكنها أَنْ تجعلَ اختراعاتِها تَفْعل ما تُريده بالضبط. لم يكن الأمر بهذه السهولة ، ولكن بعد بضعة أسابيع ، كتبت آدا برنامجاً مفيداً حقاً: سيتم إيقاف مكبر صوت آلان تلقائياً بعد نصف ساعة من نومه.</text:span><text:span text:style-name="T2">‬</text:span></text:p>
              <text:p text:style-name="P3"><text:span text:style-name="T2"/></text:p>
              <text:p text:style-name="P3"><text:span text:style-name="T2">‫كان لدى آدا أيضاً فكرةٌ عن البرنامج التالي الذي ستكتبه. لقد كانت صفقةً أكبر ، مشروعاً حقيقياً. ربما ستحتاج إلى العطلة الصيفية بأكملها من أجل ذلك ... وبالكاد يمكنها الانتظار!</text:span><text:span text:style-name="T2">‬</text:span></text:p>
              <text:p text:style-name="P3"/>
            </draw:text-box>
          </draw:frame>
        </presentation:notes>
      </draw:page>
      <draw:page draw:name="page13" draw:style-name="dp1" draw:master-page-name="Sub_20_Headline" presentation:presentation-page-layout-name="AL1T1">
        <office:forms form:automatic-focus="false" form:apply-design-mode="false"/>
        <draw:frame draw:style-name="gr4" draw:text-style-name="P1" draw:layer="layout" svg:width="15.384cm" svg:height="15.273cm" svg:x="5.616cm" svg:y="0.392cm">
          <draw:image xlink:href="../images/ada-p24.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13" presentation:class="page"/>
          <draw:frame presentation:style-name="pr10" draw:text-style-name="P4" draw:layer="layout" svg:width="16.799cm" svg:height="14.689cm" svg:x="2.1cm" svg:y="14.107cm" presentation:class="notes" presentation:user-transformed="true">
            <draw:text-box>
              <text:p text:style-name="P3"><text:span text:style-name="T1">‫كان زانغمان ينامُ بشكل سيئ للغاية كل ليلة منذ مِشْيته الرهيبة. عندما يذهب إلى الفراش في الليل ، راوَدَتَّه مخاوفُ كبيرةٌ. “أوه لا ، اختراعاتي الرائعة. لا يمكن لكل شخص أن يلعب بها. كل الأشياء يمكن أن تخطئ! لقد فكرت كثيراً في كل شيء ، حتى أَدَقَّ التفاصيل”. تَفَكَّرَ زانغمان وتَفَكَّرَ في أمره مِرارا و تَكْرارا و تقلب كثيرا بلا نومٍ في سريره طوالَ الليل.</text:span><text:span text:style-name="T1">‬</text:span></text:p>
              <text:p text:style-name="P3"/>
              <text:p text:style-name="P3"><text:span text:style-name="T1">‫استيقظ في الصباح بجبين مُجَعَّدٍ للغاية ، اتَّخَذَ قَراراً. كان بحاجةٍ إلى إجراء تغيير! جلس زانغمان على جهاز الكمبيوتر الخاص به وكتب برنامجاً تلوَ الآخر. في هذه البرامج ، حَدَّدَ بالضبط ما يجب أَنْ يفَعْلَهَ باختراعاته وما لم يَسْمَحْ بحدوثه تحت أَيِّ ظرفٍ من الظروف. يجب أَنْ تَتَوَقَّفَ الفوضى!</text:span><text:span text:style-name="T1">‬</text:span></text:p>
              <text:p text:style-name="P3"/>
              <text:p text:style-name="P3"><text:span text:style-name="T1">‫بمجرد الانتهاء ، أرسل جميع البرامج الجديدة من جهاز الكمبيوتر الذهبي إلى أجهزة الأشخاص. أَمَرَ مُكَبِّراتِ الصوتِ الخاصَّةِ به بتشغيل موسيقاه المفضلة فقط كلما كان على مرمى السمع وأَمَرَ آلاتِ الآيس كريم بالتَوَقُّف عن بيع الآيس كريم في فترة ما بعد الظهر. بعد كل شيء ، يمكن أَنْ تُلَطِّخَ سِرْوالَه الباهظ الثمن بالآيس كريم بينما كان في الخارج في نزهة على الأقدام. طوالَ اليوم ، جلس على الكمبيوتر وكان يكتب ويكتب ويرسل ...</text:span><text:span text:style-name="T1">‬</text:span></text:p>
              <text:p text:style-name="P3"/>
            </draw:text-box>
          </draw:frame>
        </presentation:notes>
      </draw:page>
      <draw:page draw:name="page14" draw:style-name="dp1" draw:master-page-name="Sub_20_Headline" presentation:presentation-page-layout-name="AL1T1">
        <office:forms form:automatic-focus="false" form:apply-design-mode="false"/>
        <draw:frame draw:style-name="gr4" draw:text-style-name="P1" draw:layer="layout" svg:width="14.6cm" svg:height="15.12cm" svg:x="6.7cm" svg:y="0cm">
          <draw:image xlink:href="../images/ada-p27.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4" presentation:class="page"/>
          <draw:frame presentation:style-name="pr8" draw:text-style-name="P4" draw:layer="layout" svg:width="16.799cm" svg:height="13.633cm" svg:x="2.1cm" svg:y="14.107cm" presentation:class="notes" presentation:user-transformed="true">
            <draw:text-box>
              <text:p text:style-name="P3"><text:span text:style-name="T2">‫كانت العطلةُ الصيفية قد انتهت بالفعل إلى النِصْف. وقفت آدا أمامَ مشروعها الكبير وحَكَّتْ رأسَها. كانت قد صنعت لوحَ تَزَلُّجٍ من الأجزاء القديمة ثم قامت بتوصيل محرك لجعل العجلات تدور. باستخدام لوح تَزَلُّج آلِيٍّ ، يُمْكِنُ لـ آدا الذهابُ إلى المكتبة أو ساحة الخردة بشكل أسرع بعد المدرسة. سوبر عملي! لكنها لم تنجح عندما وقفت عليها وضغطت على زر بدء التشغيل! ، العجلات تحركت ولكن بسرعة كبيرة. سقطت آدا من اللوح في كل مرة كانت قد بدأت فيها بغض النظر عَمّا حاولت فِعْلَه ، لم تستطع فِعْلَ ذلك بالشكل الصحيح.</text:span><text:span text:style-name="T2"> ‬</text:span></text:p>
              <text:p text:style-name="P3"/>
              <text:p text:style-name="P3"><text:span text:style-name="T2">‫بعد أَنْ سقطت على مُؤَخَّرَتها للمرةِ المائة ، ذهبت إلى المكتبة. لقد وجدت دائماً إجاباتٍ لأسئلتها هناك. وبالفعل: على الإنترنت ، صادفت برنامجاً كتبه شخصٌ ما لدَرَّاجةٍ كهربائية ، والذي يحتاج أيضاً إلى البَدْءِ ببطء. قامت آدا بتنزيله على هاتفها.</text:span><text:span text:style-name="T2"> ‬</text:span></text:p>
              <text:p text:style-name="P3"/>
              <text:p text:style-name="P3"><text:span text:style-name="T2">‫بالعودة إلى ساحة الخردة ، كتبت بعض أسطر التعليمات البرمجية لبرنامج لوح التزلج الخاص بها. قامت بتعديل بعض الأشياء واستمرت في الترقيع.</text:span><text:span text:style-name="T2"> ‬</text:span></text:p>
              <text:p text:style-name="P3"/>
              <text:p text:style-name="P3"><text:span text:style-name="T2">‫عدة محاولات فاشلة. لاحقاً ، في اليوم الأخير من العطلة الصيفية ، جاء الوقتُ أخيراً: وقفت آدا على اللوح وضغطت على زر بدء التشغيل! و لوح التزلج بدأ يتحرك ببطء. ثم أسرع. إنها تعمل! حاولت الفرامل. إنهاد تعمل! أطلقت آدا صرخةَ فرحٍ وذهبت في نزهه إلى الحديقة.</text:span><text:span text:style-name="T2">‬</text:span></text:p>
              <text:p text:style-name="P3"/>
            </draw:text-box>
          </draw:frame>
        </presentation:notes>
      </draw:page>
      <draw:page draw:name="page15" draw:style-name="dp1" draw:master-page-name="Sub_20_Headline" presentation:presentation-page-layout-name="AL1T1">
        <office:forms form:automatic-focus="false" form:apply-design-mode="false"/>
        <draw:frame draw:style-name="gr4" draw:text-style-name="P1" draw:layer="layout" svg:width="15.315cm" svg:height="15.749cm" svg:x="-0.442cm" svg:y="-0.11cm">
          <draw:image xlink:href="../images/ada-p28.png" xlink:type="simple" xlink:show="embed" xlink:actuate="onLoad" loext:mime-type="image/png">
            <text:p/>
          </draw:image>
        </draw:frame>
        <draw:frame draw:style-name="gr4" draw:text-style-name="P1" draw:layer="layout" svg:width="15.315cm" svg:height="15.749cm" svg:x="12.68cm" svg:y="-0.11cm">
          <draw:image xlink:href="../images/ada-p29.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15" presentation:class="page"/>
          <draw:frame presentation:style-name="pr13" draw:text-style-name="P4" draw:layer="layout" svg:width="16.799cm" svg:height="14.384cm" svg:x="2.1cm" svg:y="14.107cm" presentation:class="notes" presentation:user-transformed="true">
            <draw:text-box>
              <text:p text:style-name="P3"><text:span text:style-name="T1">‫عندما ركبت آدا لوح التزلج الخاص بها إلى المدرسة في اليوم الأول بعد الإجازة ، اندهش الأطفال الآخرون. أثناء العطلة ، أحاط بها زملاؤها الفضوليون.</text:span><text:span text:style-name="T1">‬</text:span></text:p>
              <text:p text:style-name="P3"/>
              <text:p text:style-name="P3"><text:span text:style-name="T1">‫و سألوا: “كيف يمكنك ركوبَ لوحِ التزلج الخاصِّ بك على الرصيف؟”</text:span><text:span text:style-name="T1">‬</text:span></text:p>
              <text:p text:style-name="P3"><text:span text:style-name="T1"/></text:p>
              <text:p text:style-name="P3"><text:span text:style-name="T1">‫فَكَّرَتْ آدا. “لا أعتقد أَنَّها ألواحُ التَزَلُّجِ الخاصّة بِي ، ولكنْ في الواقع البرامج الموجودة فيها. من المحتمل أَنَّ الواح التزلج خاصتكم قد تَمَّ برمجتُها بحيث لا يُسمح لألواح التزلج بالمرور على الرصيف. لكن يمكن تغييرُ ذلك!”</text:span><text:span text:style-name="T1">‬</text:span></text:p>
              <text:p text:style-name="P3"/>
              <text:p text:style-name="P3"><text:span text:style-name="T1">‫في المساء ، جَرَّبت آدا على الفور فِكْرَتَها على لوح التزلج الذي يستخدمه زميلها في الدراسة توني. عَمِلت سِرّاً طَوالَ الليل ، وفي اليوم التالي ، استطاع توني الرُكوبَ على الرصيف مرةً أخرى. ولسوء الحظ ، لم يعد بإمكان لوح التزلج الخاصّ به إصدارُ الأصوات التي اشتراها والداه من زانغمان. بدلاً من ذلك ، كُلُّ عَشْرِ دقائقْ ، يُصدر صوتاً غريباً بدا وكأنه تجشؤ طويل الأمد. عَرَفت آدا أَنْ مِثْلَ هذه الأخطاء الصغيرة يمكن أَنْ تَظْهَرَ في البرامج طوالَ الوقت. لكن لوح توني للتزلج كان مضحكاً للغاية.</text:span><text:span text:style-name="T1">‬</text:span></text:p>
              <text:p text:style-name="P3"/>
            </draw:text-box>
          </draw:frame>
        </presentation:notes>
      </draw:page>
      <draw:page draw:name="page16" draw:style-name="dp1" draw:master-page-name="Sub_20_Headline" presentation:presentation-page-layout-name="AL1T1">
        <office:forms form:automatic-focus="false" form:apply-design-mode="false"/>
        <draw:frame draw:style-name="gr4" draw:text-style-name="P1" draw:layer="layout" svg:width="14cm" svg:height="14.4cm" svg:x="0cm" svg:y="1.15cm">
          <draw:image xlink:href="../images/ada-p31.png" xlink:type="simple" xlink:show="embed" xlink:actuate="onLoad" loext:mime-type="image/png">
            <text:p/>
          </draw:image>
        </draw:frame>
        <draw:frame draw:style-name="gr4" draw:text-style-name="P1" draw:layer="layout" svg:width="14cm" svg:height="14.4cm" svg:x="14cm" svg:y="1.15cm">
          <draw:image xlink:href="../images/ada-p30.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16" presentation:class="page"/>
          <draw:frame presentation:style-name="pr6" draw:text-style-name="P5" draw:layer="layout" svg:width="16.799cm" svg:height="13.364cm" svg:x="2.1cm" svg:y="14.107cm" presentation:class="notes" presentation:user-transformed="true">
            <draw:text-box>
              <text:p text:style-name="P4">‫و الأن يزور المزيد والمزيد من الأطفال آدا في فترة بعد الظهر في ساحة الخردة ، وقد ساعدتهم في إعادة كتابة البرامج في ألواح التزلج الخاصة بهم. كان البعضُ متحمساً جداً لهذا الاكتشاف الجديد. لقد كان أمراً لا يُصَدَّقُ ما يمكن أَنْ تَفْعلَه باستخدام كود البرنامج! لقد أرادوا تَعَلُّمَ كُلُّ ما تعرفه آدا عن لغات البرمجة ، وسرعان ما رَكِبُوا ألواح التزلج الخاصة بهم أينما أرادوا مرةً أخرى.‬</text:p>
              <text:p text:style-name="P4"/>
            </draw:text-box>
          </draw:frame>
        </presentation:notes>
      </draw:page>
      <draw:page draw:name="page17"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4" draw:text-style-name="P1" draw:layer="layout" svg:width="14cm" svg:height="14.4cm" svg:x="14cm" svg:y="0cm">
          <draw:image xlink:href="../images/ada-p32.png" xlink:type="simple" xlink:show="embed" xlink:actuate="onLoad" loext:mime-type="image/png">
            <text:p/>
          </draw:image>
        </draw:frame>
        <draw:frame draw:style-name="gr4" draw:text-style-name="P1" draw:layer="layout" svg:width="14cm" svg:height="14.4cm" svg:x="0cm" svg:y="0cm">
          <draw:image xlink:href="../images/ada-p33.png" xlink:type="simple" xlink:show="embed" xlink:actuate="onLoad" loext:mime-type="image/png">
            <text:p/>
          </draw:image>
        </draw:frame>
        <presentation:notes draw:style-name="dp2">
          <draw:page-thumbnail draw:style-name="gr3" draw:layer="layout" svg:width="0.001cm" svg:height="0.001cm" svg:x="0cm" svg:y="2.257cm" draw:page-number="17" presentation:class="page"/>
          <draw:frame presentation:style-name="pr14" draw:text-style-name="P4" draw:layer="layout" svg:width="16.799cm" svg:height="14.212cm" svg:x="2.1cm" svg:y="14.107cm" presentation:class="notes" presentation:user-transformed="true">
            <draw:text-box>
              <text:p text:style-name="P3">‫لكن هذا لم يكن كُلُّ شيء! مع البرنامج يمكن أَنْ يَمْنَحُوا ألواح التزلجِ الخاصّةِ بهم مِيزاتٍ رائعةً جديدة. أرفقت ماري مصابيح إضاءه مُلَونّة على لوحها تَتَوَهَّجُ بألوانٍ مختلفة حسب السرعة. وبنى كونراد مراوح قديمة على لوح التزلج الخاص به لزيادة السرعة.‬</text:p>
              <text:p text:style-name="P3"/>
              <text:p text:style-name="P3">‫أمضت آدا وتوني وماري وكونراد عِدّةَ فتراتٍ بعد الظهر في ساحة الخردة. لقد أقاموا حتى ورشة عمل حقيقية حيث قاموا بضبط برامجهم لساعات ، والاستماع طوال الوقت إلى الموسيقى من السماعات التي أنشأتها آدا لـ آلان. ‬</text:p>
              <text:p text:style-name="P3"/>
              <text:p text:style-name="P3">‫“مكبرات الصوت الخاصة بأخيك أعلى بكثير من مكبرات الصوت لدينا” ، قال توني ، الذي كان مشغولاً بربط عَدَّاد السرعة بخوذته. قالت ماري: “أنا متأكدة من أَنَّ هذا أيضاً بسبب البرنامج”. ‬</text:p>
              <text:p text:style-name="P3"/>
              <text:p text:style-name="P3">‫معاً ، قاموا أيضاً بتغيير برنامج مكبرات الصوت. ثم رفعوا الموسيقى بصوت عالٍ قدر الإمكان ورقصوا معاً بقوة.‬</text:p>
              <text:p text:style-name="P3"/>
            </draw:text-box>
          </draw:frame>
        </presentation:notes>
      </draw:page>
      <draw:page draw:name="page18" draw:style-name="dp1" draw:master-page-name="Sub_20_Headline" presentation:presentation-page-layout-name="AL1T1">
        <office:forms form:automatic-focus="false" form:apply-design-mode="false"/>
        <draw:frame draw:style-name="gr1" draw:text-style-name="P1" draw:layer="layout" svg:width="17.652cm" svg:height="15.749cm" svg:x="5.174cm" svg:y="-0.149cm">
          <draw:image xlink:href="../images/ada-p34.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18" presentation:class="page"/>
          <draw:frame presentation:style-name="pr7" draw:text-style-name="P4" draw:layer="layout" svg:width="16.799cm" svg:height="16.163cm" svg:x="2.1cm" svg:y="14.107cm" presentation:class="notes" presentation:user-transformed="true">
            <draw:text-box>
              <text:p text:style-name="P3"><text:span text:style-name="T1">‫كل يوم ، تخطط آدا واصدقاؤها معاً لقضاء فترة ما بعد الظهر. فمن آلة الآيس كريم المكسورة ، قاموا ببناء آلة جديدة يُمْكن أَنْ تَصْنَعَ الآيس كريم بكُلِّ شكل ولون يمكن تخيله: أكلوا آيس كريم مربعاً ، آيس كريم على شكل قلب ، حتى آيس كريم على شكل هرم ، فراولة ، توت ، وثلج قوس قزح كريم ، وكُلُّ ذلك مع رشاشات وطلاء الشوكولاتة, أفضل بكثير من أصناف آلات زانغمان.</text:span><text:span text:style-name="T1"> ‬</text:span></text:p>
              <text:p text:style-name="P3"/>
              <text:p text:style-name="P3"><text:span text:style-name="T1">‫في بعض الأحيان يمكنهم حتى مساعدة بعض البالغين. أعاد توني برمجة آلة الكَيِّ الخاصةِ بوالده حتى تتمكن من كي ربطات العنق مرة اخرى. منع زانغمان من القيام بذلك لأَنّه يكره ربطات العنق مثل الطاعون. بالنسبة لسائق الحافلة ، قاموا ببناء نِظامَ رَيٍّ آلِيٍّ من خراطيم قديمة وجهاز كمبيوتر حتى لا تموت نباتاتُها من العطش خلالَ أيامِ الصيف. وقد ساعدوا حارسَ المدرسة على تعديل مِكْنَستة الكهربائية بحيث تتعرف تلقائياً على الألعاب ولا تمتصها.</text:span><text:span text:style-name="T1"> ‬</text:span></text:p>
              <text:p text:style-name="P3"/>
              <text:p text:style-name="P3"><text:span text:style-name="T1">‫بعض الأشياء التي بَنَوْها من أجل المُتْعة فقط: آلة إخراج الغازات في كرسي معلمة الرياضيات السيدة جيرنيت ، على سبيل المثال. كلما جلست ، كانت الآلة تشغل صوتاً خفيفاً. كانت السيدة جيرنيت ستوبخهم ، لكنَّ آدا كانت متأكدة من أنها سوف تضحك سِرّاً كُلَّ مرة.</text:span><text:span text:style-name="T1">‬</text:span></text:p>
              <text:p text:style-name="P3"/>
            </draw:text-box>
          </draw:frame>
        </presentation:notes>
      </draw:page>
      <draw:page draw:name="page19" draw:style-name="dp1" draw:master-page-name="Sub_20_Headline" presentation:presentation-page-layout-name="AL1T1">
        <office:forms form:automatic-focus="false" form:apply-design-mode="false"/>
        <draw:frame draw:style-name="gr4" draw:text-style-name="P1" draw:layer="layout" svg:width="19.762cm" svg:height="15.045cm" svg:x="4.138cm" svg:y="0.351cm">
          <draw:image xlink:href="../images/ada-p37.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9" presentation:class="page"/>
          <draw:frame presentation:style-name="pr15" draw:text-style-name="P4" draw:layer="layout" svg:width="16.799cm" svg:height="12.917cm" svg:x="2.1cm" svg:y="14.107cm" presentation:class="notes" presentation:user-transformed="true">
            <draw:text-box>
              <text:p text:style-name="P3">‫في أحد الأيام ، لاحظ زانغمان أَنَّ بعضَ أجهزة الكمبيوتر لم تعد تُطيع أوامر البرمجة الخاصة به. لقد أُصيبَ بصدمة شديدة وغَضِبَ كثيرا. على الفور اتَّصَلَ بالرئيس وصَرَخَ بصوت مرتعش: “شخص ما يعيد كتابة البرامج في أجهزتي. هذا لا يمكن أَنْ يَحْدُثَ بعدَ كل شيء ، إنّها اختراعاتي. إنَه أمرٌ خطير للغاية إذا كان بإمكان الجميع فِعْلُ ما يُريدون باستخدام أجهزة الكمبيوتر. يجب أَنْ تَسُنَّ قانوناً ضد هذا!” ‬</text:p>
              <text:p text:style-name="P3"/>
              <text:p text:style-name="P3">‫لم يرغب الرئيس في إزعاج زانغمان. تمت برمجة جميع أجهزة الكمبيوتر في الحكومة بواسطة زانغمان. بدون أجهزة الكمبيوتر ، لن تكون الحكومةُ قادرةً على إدارة البلاد. لذلك أَقَرّوُا القانون كما طلب زانغمان بما يلي: ‬</text:p>
              <text:p text:style-name="P3"/>
              <text:p text:style-name="P3">‫“كُلُّ أجهزة الكمبيوتر التي لا تستمع إلى زانغمان ممنوعة! أَيُّ شخص يعيد برمجة أجهزة زانغمان سيتم تغريمه 500000 قطعة ذهبية!”‬</text:p>
              <text:p text:style-name="P3"/>
            </draw:text-box>
          </draw:frame>
        </presentation:notes>
      </draw:page>
      <draw:page draw:name="page20" draw:style-name="dp1" draw:master-page-name="Sub_20_Headline" presentation:presentation-page-layout-name="AL1T1">
        <office:forms form:automatic-focus="false" form:apply-design-mode="false"/>
        <draw:frame draw:style-name="gr4" draw:text-style-name="P1" draw:layer="layout" svg:width="14.833cm" svg:height="15.749cm" svg:x="-1.661cm" svg:y="-0.15cm">
          <draw:image xlink:href="../images/ada-p39.png" xlink:type="simple" xlink:show="embed" xlink:actuate="onLoad" loext:mime-type="image/png">
            <text:p/>
          </draw:image>
        </draw:frame>
        <draw:frame draw:style-name="gr4" draw:text-style-name="P1" draw:layer="layout" svg:width="14.833cm" svg:height="15.749cm" svg:x="13.169cm" svg:y="-0.149cm">
          <draw:image xlink:href="../images/ada-p38.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20" presentation:class="page"/>
          <draw:frame presentation:style-name="pr6" draw:text-style-name="P5" draw:layer="layout" svg:width="16.799cm" svg:height="13.364cm" svg:x="2.1cm" svg:y="14.107cm" presentation:class="notes" presentation:user-transformed="true">
            <draw:text-box>
              <text:p text:style-name="P4">‫عندما سَمِعت آدا وصديقاتُها ذلك ، غَضِبوا. “هذا غير عادل. أَعَدْنا بناءَ وإعادة برمجة ألواح التزلج الخاصّة بنا بأنفسنا. هم أفضل بكثير الآن. لن نَدَعَ أَيَّ شخصٍ يَأْخُذُ ذلك مِنّا!” ‬</text:p>
              <text:p text:style-name="P4"/>
              <text:p text:style-name="P4">‫اجتمعوا أمامَ إحدى ماكينات الآيس كريم التي أُعِيدَ بناؤها وناقشوا الوضع. كان من الواضح أَنّه يجب القيام بشيء ما بشأن القانون الجديد ، ووَضَعُوا خُطَّةً …‬</text:p>
              <text:p text:style-name="P4"/>
            </draw:text-box>
          </draw:frame>
        </presentation:notes>
      </draw:page>
      <draw:page draw:name="page21" draw:style-name="dp1" draw:master-page-name="Sub_20_Headline" presentation:presentation-page-layout-name="AL1T1">
        <office:forms form:automatic-focus="false" form:apply-design-mode="false"/>
        <draw:frame draw:style-name="gr4" draw:text-style-name="P1" draw:layer="layout" svg:width="15.1cm" svg:height="15.53cm" svg:x="-1.1cm" svg:y="0cm">
          <draw:image xlink:href="../images/ada-p41.png" xlink:type="simple" xlink:show="embed" xlink:actuate="onLoad" loext:mime-type="image/png">
            <text:p/>
          </draw:image>
        </draw:frame>
        <draw:frame draw:style-name="gr4" draw:text-style-name="P1" draw:layer="layout" svg:width="15.1cm" svg:height="15.52cm" svg:x="14cm" svg:y="0cm">
          <draw:image xlink:href="../images/ada-p40.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21" presentation:class="page"/>
          <draw:frame presentation:style-name="pr16" draw:text-style-name="P4" draw:layer="layout" svg:width="16.799cm" svg:height="18.611cm" svg:x="2.1cm" svg:y="14.107cm" presentation:class="notes" presentation:user-transformed="true">
            <draw:text-box>
              <text:p text:style-name="P3"><text:span text:style-name="T3">‫في اليوم التالي ، لم يذهبوا إلى المدرسة. بدلاً من ذلك ، رَكِبوا ألواحَ التَزَلُّجِ الخاصّةِ بهم إلى البرلمان ، مع لافتات احتجاج كبيرة تحت أذرعهم ، وجلسوا أمامه في الليلة السابقة ، وضعوا أضواءً على بعض اللافتات التي كانت تومض بشكل ساطع. لقد قاموا بتوصيل مكبرات الصوت الخاصة بهم معاً حتى يتمكن كُلُّ شخص في الشارع من سَماعِ ما يَقُولونه. توقف بعض المارة وسألوا الأطفال عَمّا يتظاهرون من أجله. أجابوا في انسجام “من أجل حرية البرمجيات!” وأخبروا الكبار بقصتهم. أومأ البالغون برأسهم منبهرين ، ونظر الرئيس أيضاً بفضول إلى لافتاتهم عندما دخل المبنى.</text:span><text:span text:style-name="T3"> ‬</text:span></text:p>
              <text:p text:style-name="P3"/>
              <text:p text:style-name="P3"><text:span text:style-name="T3">‫في اليوم التالي جلست آدا وصديقاتُها مرةً أخرى أمامَ البرلمان. هذه المرة مع الدعم: جاء بعض زملاء الدراسة الذين تَمَّتْ إعادةُ برمجة آدا للوحات التزحلق الخاصه بهم. كما أراد والد توني وأولياء الأمور والبالغون الآخرون دَعْمَ الاحتجاج. وجدوا أَنَّ أجهزة الأطفال مفيدة للغاية.</text:span><text:span text:style-name="T3">‬</text:span></text:p>
              <text:p text:style-name="P3"/>
              <text:p text:style-name="P3"><text:span text:style-name="T3">‫مع مرور كُلِّ يوم ، احْتَجَّ المزيدُ والمزيد من الأطفال والبالغين. صَعِدَ سائقُ الحافلة الذي ساعدوه في آلة ري النباتات إلى حافلته. أطلقها بصوت عالٍ لجذب المزيد من الناس إلى الاحتجاج. أحضر حارس المدرسة قليلاً من الأصدقاء وأحضر والدُ توني زملاءه من العمل ، وكلهم يرتدون أربطة عنق مكوية تلقائياً. حتى مدرسِ الرياضيات جاء. نما الحشدُ وبعد بضعة أسابيع ، كانت هناك احتجاجات ليس فقط في بلدة آدا - لا ، كانت الاحتجاجاتُ الآن في كل مكان في البلاد.</text:span><text:span text:style-name="T3">‬</text:span></text:p>
              <text:p text:style-name="P3"/>
              <text:p text:style-name="P3"><text:span text:style-name="T3">‫احتجت آدا أمام البرلمان كُلَّ أسبوع ، حتى في ظل هطول الأمطار الغزيرة. في أحد الأيام الممطرة ، عندما مَرَّ الرئيسُ بمجموعة من الأطفال المُبْتَلِّين الجالسين أمام البرلمان ، لم يسعه إلا الإعجاب بعِنادهِم. سأل آدا: لماذا تجلسين هنا كل يوم؟ ماذا تريدين ان تحققي؟” أجابت آدا: “نريد أَنْ نُحَدِّدَ بأنفسنا ما يمكننا وما لا يمكننا فِعْلُه بأجهزة الكمبيوتر لدينا” ، وصرخ أصدقاؤها في انسجام تام: “لا تُدَمِّرُوا تِقْنِيّاتِنا! لا تُدَمِّرُوا تِقْنِيّاتِنا!”</text:span><text:span text:style-name="T3">‬</text:span></text:p>
              <text:p text:style-name="P3"/>
              <text:p text:style-name="P3"><text:span text:style-name="T3">‫نظر الرئيس في وجوه الأطفال المصممة. بصراحة ، أراد هو أيضاً أَنْ يُقَرِّرَ بنفسه ما يمكن للحكومة فِعْلَه وما لا تستطيع فِعْلُه بأجهزة الكمبيوتر الخاصّة بها. لكنّه لم يفهم أَيَّ شيءٍ عن أجهزة الكمبيوتر والرموز ، لذلك تركوا ذلك دائماً لـ زانغمان. في تفكير عميق ، دخل الرئيس البرلمان.</text:span><text:span text:style-name="T3">‬</text:span></text:p>
              <text:p text:style-name="P3"/>
            </draw:text-box>
          </draw:frame>
        </presentation:notes>
      </draw:page>
      <draw:page draw:name="page2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draw:g>
          <draw:frame draw:style-name="gr4" draw:text-style-name="P1" draw:layer="layout" svg:width="17cm" svg:height="17.48cm" svg:x="16.6cm" svg:y="-2cm">
            <draw:image xlink:href="../images/ada-p42.png" xlink:type="simple" xlink:show="embed" xlink:actuate="onLoad" loext:mime-type="image/png">
              <text:p/>
            </draw:image>
          </draw:frame>
          <draw:frame draw:style-name="gr4" draw:text-style-name="P1" draw:layer="layout" svg:width="17cm" svg:height="17.48cm" svg:x="-0.4cm" svg:y="-2cm">
            <draw:image xlink:href="../images/ada-p43.png" xlink:type="simple" xlink:show="embed" xlink:actuate="onLoad" loext:mime-type="image/png">
              <text:p/>
            </draw:image>
          </draw:frame>
        </draw:g>
        <presentation:notes draw:style-name="dp2">
          <draw:page-thumbnail draw:style-name="gr3" draw:layer="layout" svg:width="0.001cm" svg:height="0.001cm" svg:x="0cm" svg:y="2.257cm" draw:page-number="22" presentation:class="page"/>
          <draw:frame presentation:style-name="pr17" draw:text-style-name="P4" draw:layer="layout" svg:width="16.799cm" svg:height="15.676cm" svg:x="2.1cm" svg:y="14.107cm" presentation:class="notes" presentation:user-transformed="true">
            <draw:text-box>
              <text:p text:style-name="P3"><text:span text:style-name="T4">‫في اليوم التالي ، دعا آدا و أصدقاءها. “نريد أيضًا أَنْ نكون مسؤولين عن برامجنا بأنفسنا. لكي يكونَ هذا صحيحاً ، يجب أَنْ تكونَ الحكومةُ مستقلةً عن زانغمان.” و سألهم “هل يمكنكم إخباري بما تعرفونه عن برامج الكمبيوتر؟”. شرحوا له بحماس كيف تعمل البرامج وما يمكنك فعله بها. اندهش الرئيس.</text:span><text:span text:style-name="T4">‬</text:span></text:p>
              <text:p text:style-name="P3"/>
              <text:p text:style-name="P3"><text:span text:style-name="T4">‫بهذه المعرفة الجديدة ، ستكون حكومتهُ قادرةً على تصميم برمجياتها الخاصّة ، بالطريقة التي تريدها تماماً بدون زانغمان. وعلى الفور اتَّصَلَ الرئيسُ بمستشاريه. في مجموعة كبيرة ، ناقشوا مع الأطفال كُلَّ ما يُمكنهم تغييره وتحسينه في البرنامج.</text:span><text:span text:style-name="T4">‬</text:span></text:p>
              <text:p text:style-name="P3"/>
              <text:p text:style-name="P3"><text:span text:style-name="T4">‫في ذلك المساء ، عادَ الأطفالُ إلى منازلهم فخورين وراضين. حدث شيء ما أخيراً! كان احتجاجهم الطويل يستحق كُلَّ هذا العناء.</text:span><text:span text:style-name="T4">‬</text:span></text:p>
              <text:p text:style-name="P3"/>
              <text:p text:style-name="P3"><text:span text:style-name="T4">‫في صباح اليوم التالي ، رن الهاتف في وقت مبكر جداً من مكتب الحكومة. لقد كان زانغمان. كان يتحدث إلى الرئيس بغضب أكثر من أي وقت مضى. وهَدَّدَ “بدوني ، لن تعمل أجهزةُ الكمبيوتر الحكومية بعد الآن”. لكن الرئيس أبقى الأمر قصيراً وأغلق الخَطَّ بسرعة. رن الهاتفُ عِدّةَ مراتٍ في ذلك اليوم ، لكن لم يَرُدَّ أحَدٌ. جلس الرئيسُ في اجتماع مع أدا وتوني وماري وكونراد وخبراءَ حكوميين.</text:span><text:span text:style-name="T4">‬</text:span></text:p>
              <text:p text:style-name="P3"/>
              <text:p text:style-name="P3"><text:span text:style-name="T4">‫في الأيام التي تلت ذلك ، تحدثوا من الصباح إلى الليل وصَمَّمُوا برامجَهم الأولى لأجهزة الكمبيوتر الحكومية. لم يعودوا منزعجين من مكالمات زانغمان.</text:span><text:span text:style-name="T4">‬</text:span></text:p>
              <text:p text:style-name="P3"><text:span text:style-name="T4">‫كان لدى توني فكرة جيدة عن إعادة برمجة الهواتف. عندما اتصل زانغمان ، لم يسمع إلا إعلاناً تِلقْائياً “الحكومة تريد فقط استخدام البرامج التي يمكنها استخدامها ودراستها ومشاركتها وتحسينها بحرية. شكرا لاتصالك.”</text:span><text:span text:style-name="T4">‬</text:span></text:p>
              <text:p text:style-name="P3"><text:span text:style-name="T2"/></text:p>
              <text:p text:style-name="P3"/>
            </draw:text-box>
          </draw:frame>
        </presentation:notes>
      </draw:page>
      <draw:page draw:name="page23" draw:style-name="dp1" draw:master-page-name="Sub_20_Headline" presentation:presentation-page-layout-name="AL1T1">
        <office:forms form:automatic-focus="false" form:apply-design-mode="false"/>
        <draw:frame draw:style-name="gr4" draw:text-style-name="P1" draw:layer="layout" svg:width="16.44cm" svg:height="14cm" svg:x="2.24cm" svg:y="2.217cm">
          <draw:image xlink:href="../images/ada-p45.png" xlink:type="simple" xlink:show="embed" xlink:actuate="onLoad" loext:mime-type="image/png">
            <text:p/>
          </draw:image>
        </draw:frame>
        <draw:frame draw:style-name="gr4" draw:text-style-name="P1" draw:layer="layout" svg:width="7.08cm" svg:height="14cm" svg:x="18.68cm" svg:y="2.217cm">
          <draw:image xlink:href="../images/ada-p44.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23" presentation:class="page"/>
          <draw:frame presentation:style-name="pr18" draw:text-style-name="P4" draw:layer="layout" svg:width="16.799cm" svg:height="7.17cm" svg:x="2.1cm" svg:y="14.107cm" presentation:class="notes" presentation:user-transformed="true">
            <draw:text-box>
              <text:p text:style-name="P3">‫ثم بعدَ أسابيعَ عديدةٍ من الاحتجاجات والمناقشات ، حان الوقتُ أخيراً: ألغى البرلمانُ قانونَ زانغمان القديم! وبدلاً من ذلك أعلنوا:‬</text:p>
              <text:p text:style-name="P3"/>
              <text:p text:style-name="P3">‫“يُسمح للجميع ببرمجة أجهزة الكمبيوتر الخاصة بهم طالما أَنَّهم يلتزمون بالقوانين الأخرى.”‬</text:p>
              <text:p text:style-name="P3"/>
              <text:p text:style-name="P3">‫بالإضافة إلى ذلك ، تم تقديم مادة مدرسية جديدة: أجهزة الكمبيوتر والبرمجة.‬</text:p>
              <text:p text:style-name="P3"/>
            </draw:text-box>
          </draw:frame>
        </presentation:notes>
      </draw:page>
      <draw:page draw:name="page24"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4" draw:text-style-name="P1" draw:layer="layout" svg:width="14.7cm" svg:height="15.12cm" svg:x="13.7cm" svg:y="0cm">
          <draw:image xlink:href="../images/ada-p46.png" xlink:type="simple" xlink:show="embed" xlink:actuate="onLoad" loext:mime-type="image/png">
            <text:p/>
          </draw:image>
        </draw:frame>
        <draw:frame draw:style-name="gr4" draw:text-style-name="P1" draw:layer="layout" svg:width="14.7cm" svg:height="15.12cm" svg:x="-1cm" svg:y="0cm">
          <draw:image xlink:href="../images/ada-p47.png" xlink:type="simple" xlink:show="embed" xlink:actuate="onLoad" loext:mime-type="image/png">
            <text:p/>
          </draw:image>
        </draw:frame>
        <presentation:notes draw:style-name="dp2">
          <draw:page-thumbnail draw:style-name="gr3" draw:layer="layout" svg:width="0.001cm" svg:height="0.001cm" svg:x="0cm" svg:y="2.257cm" draw:page-number="24" presentation:class="page"/>
          <draw:frame presentation:style-name="pr19" draw:text-style-name="P4" draw:layer="layout" svg:width="16.799cm" svg:height="9.159cm" svg:x="2.1cm" svg:y="14.107cm" presentation:class="notes" presentation:user-transformed="true">
            <draw:text-box>
              <text:p text:style-name="P3">‫في ذلك المساء ، احتفل الجميع بحفل كبير: آدا ، آلان ، أنتوني ، أطفال المدرسة وأولياء أمورهم ، الرئيس ، السيدة جيرنيت ، سائق الحافلة, و حارس المدرسة كانوا جميعاً هناك. للاحتفال باليوم ، قاموا بتزيين الشوارع ، واستمعوا إلى الموسيقى الصاخبة ، وتناولوا الآيس كريم ، بقدر ما يريدون ، وبكل شكل ولون يمكن تخيله.‬</text:p>
              <text:p text:style-name="P3"/>
              <text:p text:style-name="P3">‫بينما واصل الآخرون الاحتفال حتى وقت متأخر من الليل ، انسحبت آدا وتوني وماري وكونراد بعيداً في المساء وذهبوا إلى ورشة العمل الخاصة بهم. لديهم بالفعل الكثير من الأفكار للاختراعات الجديدة. وأرادوا البَدْءَ على الفور.‬</text:p>
              <text:p text:style-name="P3"/>
            </draw:text-box>
          </draw:frame>
        </presentation:notes>
      </draw:page>
      <draw:page draw:name="page25"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4" draw:text-style-name="P1" draw:layer="layout" svg:width="15.56cm" svg:height="16cm" svg:x="15.9cm" svg:y="-0.7cm">
          <draw:image xlink:href="../images/ada-p48.png" xlink:type="simple" xlink:show="embed" xlink:actuate="onLoad" loext:mime-type="image/png">
            <text:p/>
          </draw:image>
        </draw:frame>
        <draw:frame draw:style-name="gr4" draw:text-style-name="P1" draw:layer="layout" svg:width="16cm" svg:height="16cm" svg:x="-0.1cm" svg:y="-0.67cm">
          <draw:image xlink:href="../images/ada-p49.png" xlink:type="simple" xlink:show="embed" xlink:actuate="onLoad" loext:mime-type="image/png">
            <text:p/>
          </draw:image>
        </draw:frame>
        <presentation:notes draw:style-name="dp2">
          <draw:page-thumbnail draw:style-name="gr3" draw:layer="layout" svg:width="0.001cm" svg:height="0.001cm" svg:x="0cm" svg:y="2.257cm" draw:page-number="25" presentation:class="page"/>
          <draw:frame presentation:style-name="pr20" draw:text-style-name="P4" draw:layer="layout" svg:width="16.799cm" svg:height="8.685cm" svg:x="2.1cm" svg:y="14.107cm" presentation:class="notes" presentation:user-transformed="true">
            <draw:text-box>
              <text:p text:style-name="P3">‫وماذا عن زانغمان؟ لم يسمع عنه أَحَدٌ كثيراً. رُبَّما لا يزالُ مستعجلاً في منزله الضخم ويجلس غاضباً أمام حاسوبه الذهبيّ. رُبَّما لم يعد يجرؤ على الخروج إلى الشارع بعد الآن وقد غطى جميع النوافذ في قصره حتى لا يضطر إلى القلق بشأن ما يفعله الآخرون باختراعاته. لكنه ربما ينظر أحياناً إلى العالم من خلال تلسكوبه ويرى ما يخترعه الأطفال هناك كل يوم. ربما بعد ذلك سيتذكر مقدار المتعة التي كان يجربها ويجربها لنفسه. وربما ، فقط ربما ، بعد ذلك يأكل آيس كريم توت على شكل هرم مع رشاشات قوس قزح.‬</text:p>
              <text:p text:style-name="P3"/>
            </draw:text-box>
          </draw:frame>
        </presentation:notes>
      </draw:page>
      <draw:page draw:name="page26" draw:style-name="dp1" draw:master-page-name="Sub_20_Headline" presentation:presentation-page-layout-name="AL1T1">
        <office:forms form:automatic-focus="false" form:apply-design-mode="false"/>
        <draw:frame draw:style-name="gr4" draw:text-style-name="P1" draw:layer="layout" svg:width="15.315cm" svg:height="15.749cm" svg:x="-0.001cm" svg:y="0cm">
          <draw:image xlink:href="../images/ada-p51.png" xlink:type="simple" xlink:show="embed" xlink:actuate="onLoad" loext:mime-type="image/png">
            <text:p/>
          </draw:image>
        </draw:frame>
        <draw:frame draw:style-name="gr2" draw:text-style-name="P1" draw:layer="layout" svg:width="28.003cm" svg:height="0.257cm" svg:x="0cm" svg:y="15.529cm">
          <draw:image xlink:href="../00a-bottom-bar.png" xlink:type="simple" xlink:show="embed" xlink:actuate="onLoad" loext:mime-type="image/png">
            <text:p/>
          </draw:image>
        </draw:frame>
        <draw:frame draw:style-name="gr6" draw:text-style-name="P7" draw:layer="layout" svg:width="10.6cm" svg:height="1.432cm" svg:x="15.4cm" svg:y="13.6cm">
          <draw:text-box>
            <text:p text:style-name="P6"><text:span text:style-name="T5"><text:a xlink:href="https://ada.fsfe.org/" xlink:type="simple">https://ada.fsfe.org</text:a></text:span></text:p>
          </draw:text-box>
        </draw:frame>
        <draw:frame draw:style-name="gr7" draw:text-style-name="P1" draw:layer="layout" svg:width="6.463cm" svg:height="6.463cm" svg:x="17.569cm" svg:y="7.337cm">
          <draw:image xlink:href="../00b-qrcode.png" xlink:type="simple" xlink:show="embed" xlink:actuate="onLoad" loext:mime-type="image/png">
            <text:p/>
          </draw:image>
        </draw:frame>
        <draw:frame draw:style-name="gr8" draw:text-style-name="P9" draw:layer="layout" svg:width="13.4cm" svg:height="7.306cm" svg:x="13.6cm" svg:y="1cm">
          <draw:text-box>
            <text:p text:style-name="P8"><text:span text:style-name="T6">‫تم نشر كتاب”أدا و زانغمان - حكاية البرمجيات وألواح التزلج وآيس كريم التوت.”</text:span><text:span text:style-name="T6"> ‬</text:span></text:p>
            <text:p text:style-name="P8"><text:span text:style-name="T6">‫بقلم ماتياس كيرشنر وساندرا براندشتايتر و تم نشرة على موقع </text:span><text:span text:style-name="T6">‪</text:span><text:span text:style-name="T6">dpunkt.verlag gmbh</text:span><text:span text:style-name="T6">‬‬</text:span></text:p>
            <text:p text:style-name="P8"><text:span text:style-name="T6">‫وهو مرخص بموجب:</text:span><text:span text:style-name="T6">‬ </text:span></text:p>
            <text:p text:style-name="P8"><text:span text:style-name="T6"/></text:p>
            <text:p text:style-name="P8"><text:span text:style-name="T6"><text:s/></text:span><text:span text:style-name="T6">"Creative Commons Attribution-Share Alike 3.0 Germany (CC BY-SA 3.0 DE)"</text:span></text:p>
            <text:p text:style-name="P8"><text:span text:style-name="T6"/></text:p>
            <text:p text:style-name="P8"><text:span text:style-name="T6"><text:a xlink:href="https://creativecommons.org/licenses/by-sa/3.0/de/" xlink:type="simple">https://creativecommons.org/licenses/by-sa/3.0/de/</text:a></text:span></text:p>
            <text:p text:style-name="P8"><text:span text:style-name="T6"/></text:p>
          </draw:text-box>
        </draw:frame>
        <presentation:notes draw:style-name="dp2">
          <draw:page-thumbnail draw:style-name="gr3" draw:layer="layout" svg:width="0.001cm" svg:height="0.001cm" svg:x="0cm" svg:y="2.257cm" draw:page-number="26" presentation:class="page"/>
          <draw:frame presentation:style-name="pr6" draw:text-style-name="P10" draw:layer="layout" svg:width="16.799cm" svg:height="13.364cm" svg:x="2.1cm" svg:y="14.107cm" presentation:class="notes" presentation:user-transformed="true">
            <draw:text-box>
              <text:p><text:span text:style-name="T7">END</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Marathi2" svg:font-family="'Lohit Marathi'"/>
    <style:font-face style:name="Liberation Serif2" svg:font-family="'Liberation Serif', 'Times New Roman'" style:font-family-generic="roman"/>
    <style:font-face style:name="Liberation Sans1" svg:font-family="'Liberation Sans'" style:font-pitch="variable"/>
    <style:font-face style:name="Lohit Marathi1" svg:font-family="'Lohit Marathi'" style:font-pitch="variable"/>
    <style:font-face style:name="Roboto" svg:font-family="Roboto"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Liberation Serif3" svg:font-family="'Liberation Serif', 'Times New Roman'"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Normal" style:family="graphic">
      <style:paragraph-properties style:text-autospace="none" style:writing-mode="lr-tb"/>
      <style:text-properties style:use-window-font-color="true" fo:font-size="12pt" fo:language="it" fo:country="IT" style:font-name-asian="DejaVu Sans1" style:font-family-asian="'DejaVu Sans'" style:font-family-generic-asian="roman" style:font-pitch-asian="variable" style:font-size-asian="12pt" style:language-asian="it" style:country-asian="IT" style:font-name-complex="Lohit Marathi1" style:font-family-complex="'Lohit Marathi'" style:font-pitch-complex="variable" style:font-size-complex="12pt" style:language-complex="it" style:country-complex="IT"/>
    </style:style>
    <style:style style:name="Testo_20_preformattato" style:display-name="Testo preformattato" style:family="graphic">
      <style:paragraph-properties fo:margin-top="0cm" fo:margin-bottom="0cm" style:text-autospace="none"/>
      <style:text-properties style:font-name="Liberation Serif2" fo:font-family="'Liberation Serif', 'Times New Roman'" style:font-family-generic="roman" fo:font-size="10pt" style:font-name-asian="Liberation Serif2" style:font-family-asian="'Liberation Serif', 'Times New Roman'" style:font-family-generic-asian="roman" style:font-name-complex="Liberation Serif2" style:font-family-complex="'Liberation Serif', 'Times New Roman'" style:font-family-generic-complex="roman" style:font-size-complex="10pt"/>
    </style:style>
    <style:style style:name="Indice" style:family="graphic">
      <style:paragraph-properties style:text-autospace="none"/>
      <style:text-properties style:font-name-complex="Lohit Marathi2" style:font-family-complex="'Lohit Marathi'"/>
    </style:style>
    <style:style style:name="Didascalia" style:family="graphic">
      <style:paragraph-properties fo:margin-top="0.374cm" fo:margin-bottom="0.374cm" style:text-autospace="none"/>
      <style:text-properties fo:font-size="12pt" fo:font-style="italic" style:font-size-asian="12pt" style:font-style-asian="italic" style:font-name-complex="Lohit Marathi2" style:font-family-complex="'Lohit Marathi'" style:font-size-complex="12pt" style:font-style-complex="italic"/>
    </style:style>
    <style:style style:name="Elenco" style:family="graphic">
      <style:paragraph-properties fo:margin-top="0cm" fo:margin-bottom="0.436cm" fo:line-height="115%" style:text-autospace="none"/>
      <style:text-properties style:font-name-complex="Lohit Marathi2" style:font-family-complex="'Lohit Marathi'"/>
    </style:style>
    <style:style style:name="Corpo_20_del_20_testo" style:display-name="Corpo del testo"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SFE_20_Title-background" style:display-name="FSFE Title-background" style:family="presentation">
      <style:graphic-properties draw:stroke="none" draw:fill="none" style:repeat="stretch"/>
      <style:text-properties style:letter-kerning="true"/>
    </style:style>
    <style:style style:name="FSFE_20_Title-backgroundobjects" style:display-name="FSFE Title-backgroundobjects" style:family="presentation">
      <style:graphic-properties draw:textarea-horizontal-align="justify" draw:shadow="hidden" draw:shadow-offset-x="0.2cm" draw:shadow-offset-y="0.2cm" draw:shadow-color="#808080"/>
      <style:text-properties style:letter-kerning="true"/>
    </style:style>
    <style:style style:name="FSFE_20_Title-notes" style:display-name="FSFE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SFE_20_Title-outline1" style:display-name="FSFE Title-outline1" style:family="presentation">
      <style:graphic-properties draw:stroke="none" draw:fill="none" draw:auto-grow-height="false" draw:fit-to-size="shrink-to-fit" style:shrink-to-fit="true">
        <text:list-style style:name="FSFE_20_Title-outline1" style:display-name="FSFE 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center" fo:text-indent="0cm"/>
      <style:text-properties fo:font-variant="normal" fo:text-transform="none" fo:color="#4ad2f0" style:text-outline="false" style:text-line-through-style="none" style:text-line-through-type="none" style:font-name="Roboto" fo:font-family="Roboto" style:font-pitch="variable" fo:font-size="2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6pt" style:font-style-asian="normal" style:font-weight-asian="normal" style:font-name-complex="DejaVu Sans" style:font-family-complex="'DejaVu 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SFE_20_Title-outline2" style:display-name="FSFE Title-outline2" style:family="presentation" style:parent-style-name="FSFE_20_Title-outline1">
      <style:paragraph-properties fo:margin-left="0cm" fo:margin-right="0cm" fo:margin-top="0.298cm" fo:margin-bottom="0cm" fo:text-align="center" fo:text-indent="0cm"/>
      <style:text-properties fo:color="#4ad2f0" style:font-name="Roboto" fo:font-family="Roboto" style:font-pitch="variable" fo:font-size="26pt" style:font-size-asian="26pt" style:font-size-complex="26pt"/>
    </style:style>
    <style:style style:name="FSFE_20_Title-outline3" style:display-name="FSFE Title-outline3" style:family="presentation" style:parent-style-name="FSFE_20_Title-outline2">
      <style:paragraph-properties fo:margin-left="0cm" fo:margin-right="0cm" fo:margin-top="0.223cm" fo:margin-bottom="0cm" fo:text-align="center" fo:text-indent="0cm"/>
      <style:text-properties fo:color="#4ad2f0" style:font-name="Roboto" fo:font-family="Roboto" style:font-pitch="variable" fo:font-size="26pt" style:font-size-asian="26pt" style:font-size-complex="26pt"/>
    </style:style>
    <style:style style:name="FSFE_20_Title-outline4" style:display-name="FSFE Title-outline4" style:family="presentation" style:parent-style-name="FSFE_20_Title-outline3">
      <style:paragraph-properties fo:margin-left="0cm" fo:margin-right="0cm" fo:margin-top="0.148cm" fo:margin-bottom="0cm" fo:text-align="center" fo:text-indent="0cm"/>
      <style:text-properties fo:color="#4ad2f0" style:font-name="Roboto" fo:font-family="Roboto" style:font-pitch="variable" fo:font-size="26pt" style:font-size-asian="26pt" style:font-size-complex="26pt"/>
    </style:style>
    <style:style style:name="FSFE_20_Title-outline5" style:display-name="FSFE Title-outline5" style:family="presentation" style:parent-style-name="FSFE_20_Title-outline4">
      <style:paragraph-properties fo:margin-left="0cm" fo:margin-right="0cm" fo:margin-top="0.073cm" fo:margin-bottom="0cm" fo:text-align="center" fo:text-indent="0cm"/>
      <style:text-properties fo:color="#4ad2f0" style:font-name="Roboto" fo:font-family="Roboto" style:font-pitch="variable" fo:font-size="26pt" style:font-size-asian="26pt" style:font-size-complex="26pt"/>
    </style:style>
    <style:style style:name="FSFE_20_Title-outline6" style:display-name="FSFE Title-outline6" style:family="presentation" style:parent-style-name="FSFE_20_Title-outline5">
      <style:paragraph-properties fo:margin-left="0cm" fo:margin-right="0cm" fo:margin-top="0.073cm" fo:margin-bottom="0cm" fo:text-align="center" fo:text-indent="0cm"/>
      <style:text-properties fo:color="#4ad2f0" style:font-name="Roboto" fo:font-family="Roboto" style:font-pitch="variable" fo:font-size="26pt" style:font-size-asian="26pt" style:font-size-complex="26pt"/>
    </style:style>
    <style:style style:name="FSFE_20_Title-outline7" style:display-name="FSFE Title-outline7" style:family="presentation" style:parent-style-name="FSFE_20_Title-outline6">
      <style:paragraph-properties fo:margin-left="0cm" fo:margin-right="0cm" fo:margin-top="0.073cm" fo:margin-bottom="0cm" fo:text-align="center" fo:text-indent="0cm"/>
      <style:text-properties fo:color="#4ad2f0" style:font-name="Roboto" fo:font-family="Roboto" style:font-pitch="variable" fo:font-size="26pt" style:font-size-asian="26pt" style:font-size-complex="26pt"/>
    </style:style>
    <style:style style:name="FSFE_20_Title-outline8" style:display-name="FSFE Title-outline8" style:family="presentation" style:parent-style-name="FSFE_20_Title-outline7">
      <style:paragraph-properties fo:margin-left="0cm" fo:margin-right="0cm" fo:margin-top="0.073cm" fo:margin-bottom="0cm" fo:text-indent="0cm"/>
      <style:text-properties fo:font-size="15pt" style:font-size-asian="20pt" style:font-size-complex="20pt"/>
    </style:style>
    <style:style style:name="FSFE_20_Title-outline9" style:display-name="FSFE Title-outline9" style:family="presentation" style:parent-style-name="FSFE_20_Title-outline8">
      <style:paragraph-properties fo:margin-left="0cm" fo:margin-right="0cm" fo:margin-top="0.073cm" fo:margin-bottom="0cm" fo:text-indent="0cm"/>
      <style:text-properties fo:font-size="15pt" style:font-size-asian="20pt" style:font-size-complex="20pt"/>
    </style:style>
    <style:style style:name="FSFE_20_Title-subtitle" style:display-name="FSFE Title-subtitle" style:family="presentation">
      <style:graphic-properties draw:stroke="none" draw:fill="none" draw:textarea-vertical-align="middle">
        <text:list-style style:name="FSFE_20_Title-subtitle" style:display-name="FSF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SFE_20_Title-title" style:display-name="FSFE Title-title" style:family="presentation">
      <style:graphic-properties draw:stroke="none" draw:fill="none" draw:textarea-vertical-align="middle">
        <text:list-style style:name="FSFE_20_Title-title" style:display-name="FSF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202d79"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background" style:display-name="Sub Headline-background" style:family="presentation">
      <style:graphic-properties draw:stroke="none" draw:fill="none" style:repeat="stretch"/>
      <style:text-properties style:letter-kerning="true"/>
    </style:style>
    <style:style style:name="Sub_20_Headline-backgroundobjects" style:display-name="Sub Headline-backgroundobjects" style:family="presentation">
      <style:graphic-properties draw:textarea-horizontal-align="justify" draw:shadow="hidden" draw:shadow-offset-x="0.2cm" draw:shadow-offset-y="0.2cm" draw:shadow-color="#808080"/>
      <style:text-properties style:letter-kerning="true"/>
    </style:style>
    <style:style style:name="Sub_20_Headline-notes" style:display-name="Sub Headline-notes" style:family="presentation">
      <style:graphic-properties draw:stroke="none" draw:fill="none"/>
      <style:paragraph-properties fo:margin-left="0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pt" fo:language="it" fo:country="I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20_Headline-outline1" style:display-name="Sub Headline-outline1" style:family="presentation">
      <style:graphic-properties draw:stroke="none" draw:fill="none" draw:textarea-vertical-align="middle" draw:auto-grow-height="false" draw:fit-to-size="shrink-to-fit" style:shrink-to-fit="true">
        <text:list-style style:name="Sub_20_Headline-outline1" style:display-name="Sub Headlin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6bb34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outline2" style:display-name="Sub Headline-outline2" style:family="presentation" style:parent-style-name="Sub_20_Headline-outline1">
      <style:graphic-properties draw:textarea-vertical-align="middle"/>
      <style:paragraph-properties fo:margin-left="0cm" fo:margin-right="0cm" fo:margin-top="0.399cm" fo:margin-bottom="0cm" fo:text-align="center" fo:text-indent="0cm"/>
      <style:text-properties style:font-name="Roboto" fo:font-family="Roboto" style:font-pitch="variable" fo:font-size="28pt" style:font-size-asian="28pt" style:font-size-complex="28pt"/>
    </style:style>
    <style:style style:name="Sub_20_Headline-outline3" style:display-name="Sub Headline-outline3" style:family="presentation" style:parent-style-name="Sub_20_Headline-outline2">
      <style:graphic-properties draw:textarea-vertical-align="middle"/>
      <style:paragraph-properties fo:margin-left="0cm" fo:margin-right="0cm" fo:margin-top="0.299cm" fo:margin-bottom="0cm" fo:text-align="center" fo:text-indent="0cm"/>
      <style:text-properties style:font-name="Roboto" fo:font-family="Roboto" style:font-pitch="variable" fo:font-size="24pt" style:font-size-asian="24pt" style:font-size-complex="24pt"/>
    </style:style>
    <style:style style:name="Sub_20_Headline-outline4" style:display-name="Sub Headline-outline4" style:family="presentation" style:parent-style-name="Sub_20_Headline-outline3">
      <style:graphic-properties draw:textarea-vertical-align="middle"/>
      <style:paragraph-properties fo:margin-left="0cm" fo:margin-right="0cm" fo:margin-top="0.198cm" fo:margin-bottom="0cm" fo:text-align="center" fo:text-indent="0cm"/>
      <style:text-properties style:font-name="Roboto" fo:font-family="Roboto" style:font-pitch="variable" fo:font-size="20pt" style:font-size-asian="20pt" style:font-size-complex="20pt"/>
    </style:style>
    <style:style style:name="Sub_20_Headline-outline5" style:display-name="Sub Headline-outline5" style:family="presentation" style:parent-style-name="Sub_20_Headline-outline4">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6" style:display-name="Sub Headline-outline6" style:family="presentation" style:parent-style-name="Sub_20_Headline-outline5">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7" style:display-name="Sub Headline-outline7" style:family="presentation" style:parent-style-name="Sub_20_Headline-outline6">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8" style:display-name="Sub Headline-outline8" style:family="presentation" style:parent-style-name="Sub_20_Headline-outline7">
      <style:paragraph-properties fo:margin-left="0cm" fo:margin-right="0cm" fo:margin-top="0.099cm" fo:margin-bottom="0cm" fo:text-indent="0cm"/>
      <style:text-properties fo:font-size="20pt" style:font-size-asian="20pt" style:font-size-complex="20pt"/>
    </style:style>
    <style:style style:name="Sub_20_Headline-outline9" style:display-name="Sub Headline-outline9" style:family="presentation" style:parent-style-name="Sub_20_Headline-outline8">
      <style:paragraph-properties fo:margin-left="0cm" fo:margin-right="0cm" fo:margin-top="0.099cm" fo:margin-bottom="0cm" fo:text-indent="0cm"/>
      <style:text-properties fo:font-size="20pt" style:font-size-asian="20pt" style:font-size-complex="20pt"/>
    </style:style>
    <style:style style:name="Sub_20_Headline-subtitle" style:display-name="Sub Headline-subtitle" style:family="presentation">
      <style:graphic-properties draw:stroke="none" draw:fill="none" draw:textarea-vertical-align="middle">
        <text:list-style style:name="Sub_20_Headline-subtitle" style:display-name="Sub Head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20_Headline-title" style:display-name="Sub Headline-title" style:family="presentation">
      <style:graphic-properties draw:stroke="none" draw:fill="none" draw:textarea-vertical-align="middle">
        <text:list-style style:name="Sub_20_Headline-title" style:display-name="Sub Head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pt" style:font-style-asian="normal" style:font-weight-asian="normal" style:font-name-complex="DejaVu Sans" style:font-family-complex="'DejaVu Sans'" style:font-family-generic-complex="system" style:font-pitch-complex="variable" style:font-size-complex="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657cm"/>
      <style:paragraph-properties style:writing-mode="lr-tb"/>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SFE_20_Title-title">
      <style:graphic-properties draw:auto-grow-height="false" fo:min-height="2.63cm"/>
      <style:paragraph-properties style:writing-mode="lr-tb"/>
    </style:style>
    <style:style style:name="Mpr5" style:family="presentation" style:parent-style-name="FSFE_20_Title-outline1">
      <style:graphic-properties fo:min-height="9.135cm"/>
      <style:paragraph-properties style:writing-mode="lr-tb"/>
    </style:style>
    <style:style style:name="Mpr6" style:family="presentation" style:parent-style-name="FSFE_20_Title-backgroundobjects">
      <style:graphic-properties draw:stroke="none" draw:fill="none" draw:fill-color="#ffffff" draw:auto-grow-height="false" fo:min-height="1.485cm"/>
      <style:paragraph-properties style:writing-mode="lr-tb"/>
    </style:style>
    <style:style style:name="Mpr7" style:family="presentation" style:parent-style-name="FSFE_20_Titl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ub_20_Headline-title">
      <style:graphic-properties draw:auto-grow-height="false" fo:min-height="2.63cm"/>
      <style:paragraph-properties style:writing-mode="lr-tb"/>
    </style:style>
    <style:style style:name="Mpr9" style:family="presentation" style:parent-style-name="Sub_20_Headline-outline1">
      <style:graphic-properties fo:min-height="9.135cm"/>
      <style:paragraph-properties style:writing-mode="lr-tb"/>
    </style:style>
    <style:style style:name="Mpr10" style:family="presentation" style:parent-style-name="Sub_20_Headline-backgroundobjects">
      <style:graphic-properties draw:stroke="none" draw:fill="none" draw:fill-color="#ffffff" draw:auto-grow-height="false" fo:min-height="1.485cm"/>
      <style:paragraph-properties style:writing-mode="lr-tb"/>
    </style:style>
    <style:style style:name="Mpr11" style:family="presentation" style:parent-style-name="Sub_20_Headlin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color="#808080" style:font-name="Roboto" fo:font-size="14pt" fo:language="de" fo:country="DE"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ffffff"/>
      <style:paragraph-properties style:writing-mode="lr-tb"/>
      <style:text-properties fo:color="#808080" style:font-name="Roboto" fo:font-size="14pt" fo:language="de" fo:country="DE"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808080" style:text-outline="false" style:text-line-through-style="none" style:text-line-through-type="none" style:text-position="0% 100%" style:font-name="Roboto" fo:font-size="14pt" fo:language="de" fo:country="DE"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text-emphasize="none" style:font-relief="none"/>
    </style:style>
    <style:style style:name="MT3" style:family="text">
      <style:text-properties fo:color="#808080" style:font-name="Roboto" fo:font-size="14pt" fo:language="de" fo:country="DE" style:font-size-asian="14pt" style:font-size-complex="14pt"/>
    </style:style>
    <style:style style:name="MT4" style:family="text">
      <style:text-properties fo:color="#808080" style:text-outline="false" style:text-line-through-style="none" style:text-line-through-type="none" style:text-position="0% 100%" style:font-name="Roboto" fo:font-size="14pt" fo:language="de" fo:country="DE" fo:font-style="normal" fo:text-shadow="none" style:text-underline-style="none" fo:font-weight="bold" style:font-name-asian="DejaVu Sans1" style:font-size-asian="14pt" style:font-style-asian="normal" style:font-weight-asian="bold" style:font-name-complex="DejaVu Sans1" style:font-size-complex="14pt" style:font-style-complex="normal" style:font-weight-complex="bold" style:text-emphasize="none" style:font-relief="none"/>
    </style:style>
    <style:style style:name="MT5" style:family="text">
      <style:text-properties fo:color="#808080" style:font-name="Roboto" fo:font-size="14pt" fo:language="de" fo:country="DE"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FSFE_20_Title" style:display-name="FSFE Title" style:page-layout-name="PM1" draw:style-name="Mdp2">
      <office:forms form:automatic-focus="false" form:apply-design-mode="false"/>
      <draw:frame presentation:style-name="Mpr4" draw:text-style-name="MP7" draw:layer="backgroundobjects" svg:width="25.199cm" svg:height="2.629cm" svg:x="1.47cm" svg:y="4.736cm" presentation:class="title">
        <draw:text-box>
          <text:p>Click to edit the title text format</text:p>
        </draw:text-box>
      </draw:frame>
      <draw:frame presentation:style-name="Mpr5" draw:text-style-name="MP7" draw:layer="backgroundobjects" svg:width="25.199cm" svg:height="4.334cm" svg:x="1.523cm" svg:y="8.61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4.384cm" svg:height="0.907cm" svg:x="0.161cm" svg:y="14.477cm">
        <draw:text-box>
          <text:p><text:span text:style-name="MT2">Matthias Kirschner · <text:s/>President <text:s/>· <text:s/></text:span><text:span text:style-name="MT3">fsfe.org/about/kirschner <text:s/>· <text:s/>@kirschner</text:span></text:p>
        </draw:text-box>
      </draw:frame>
      <draw:frame draw:style-name="Mgr4" draw:text-style-name="MP9" draw:layer="backgroundobjects" svg:width="28.003cm" svg:height="0.257cm" svg:x="0cm" svg:y="15.524cm">
        <draw:image xlink:href="../00a-bottom-bar.png" xlink:type="simple" xlink:show="embed" xlink:actuate="onLoad" loext:mime-type="image/png">
          <text:p/>
        </draw:image>
      </draw:frame>
      <draw:frame draw:style-name="Mgr3" draw:text-style-name="MP10" draw:layer="backgroundobjects" svg:width="24.384cm" svg:height="0.907cm" svg:x="0.161cm" svg:y="13.678cm">
        <draw:text-box>
          <text:p><text:span text:style-name="MT4">10. Februar 2022</text:span><text:span text:style-name="MT5"> · Lesung</text:span></text:p>
        </draw:text-box>
      </draw:frame>
      <presentation:notes style:page-layout-name="PM0">
        <draw:page-thumbnail presentation:style-name="FSFE_20_Title-title" draw:layer="backgroundobjects" svg:width="0.001cm" svg:height="0.001cm" svg:x="0cm" svg:y="2.257cm" presentation:class="page"/>
        <draw:frame presentation:style-name="FSFE_20_Titl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ub_20_Headline" style:display-name="Sub Headline" style:page-layout-name="PM1" draw:style-name="Mdp2">
      <office:forms form:automatic-focus="false" form:apply-design-mode="false"/>
      <draw:frame presentation:style-name="Mpr8" draw:text-style-name="MP7" draw:layer="backgroundobjects" svg:width="25.199cm" svg:height="0.001cm" svg:x="1.47cm" svg:y="-0.507cm" presentation:class="title">
        <draw:text-box>
          <text:p>Click to edit the title text format</text:p>
        </draw:text-box>
      </draw:frame>
      <draw:frame presentation:style-name="Mpr9" draw:text-style-name="MP7" draw:layer="backgroundobjects" svg:width="25.199cm" svg:height="15.75cm" svg:x="1.399cm" svg:y="0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28.003cm" svg:height="0.257cm" svg:x="0cm" svg:y="15.524cm">
        <draw:image xlink:href="../00a-bottom-bar.png" xlink:type="simple" xlink:show="embed" xlink:actuate="onLoad" loext:mime-type="image/png">
          <text:p/>
        </draw:image>
      </draw:frame>
      <presentation:notes style:page-layout-name="PM0">
        <draw:page-thumbnail presentation:style-name="Sub_20_Headline-title" draw:layer="backgroundobjects" svg:width="0.001cm" svg:height="0.001cm" svg:x="0cm" svg:y="2.257cm" presentation:class="page"/>
        <draw:frame presentation:style-name="Sub_20_Headlin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tthias Kirschner</meta:initial-creator>
    <meta:creation-date>2021-11-11T13:58:38.242120547</meta:creation-date>
    <dc:date>2023-01-30T22:26:52.596094774</dc:date>
    <meta:editing-duration>PT6H10M20S</meta:editing-duration>
    <meta:editing-cycles>42</meta:editing-cycles>
    <meta:generator>LibreOffice/6.4.7.2$Linux_X86_64 LibreOffice_project/40$Build-2</meta:generator>
    <meta:document-statistic meta:object-count="178"/>
  </office:meta>
</office:document-meta>
</file>